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HorizontalLine" style:family="paragraph">
      <style:text-properties fo:font-size="12pt" style:font-size-asian="12pt" style:font-size-complex="12pt"/>
    </style:style>
    <style:style style:name="P3" style:parent-style-name="Titre2" style:family="paragraph">
      <style:text-properties fo:font-size="12pt" style:font-size-asian="12pt" style:font-size-complex="12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StrongEmphasis" style:family="text">
      <style:text-properties fo:font-size="12pt" style:font-size-asian="12pt" style:font-size-complex="12pt"/>
    </style:style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HorizontalLine" style:family="paragraph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StrongEmphasis" style:family="text">
      <style:text-properties fo:font-size="12pt" style:font-size-asian="12pt" style:font-size-complex="12pt"/>
    </style:style>
    <style:style style:name="P13" style:parent-style-name="Textbody" style:family="paragraph"/>
    <style:style style:name="P14" style:parent-style-name="Textbody" style:family="paragraph"/>
    <style:style style:name="P15" style:parent-style-name="HorizontalLine" style:family="paragraph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StrongEmphasis" style:family="text">
      <style:text-properties fo:font-size="12pt" style:font-size-asian="12pt" style:font-size-complex="12pt"/>
    </style:style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HorizontalLine" style:family="paragraph">
      <style:text-properties fo:font-size="12pt" style:font-size-asian="12pt" style:font-size-complex="12pt"/>
    </style:style>
    <style:style style:name="P23" style:parent-style-name="Titre3" style:family="paragraph">
      <style:text-properties fo:font-size="12pt" style:font-size-asian="12pt" style:font-size-complex="12pt"/>
    </style:style>
    <style:style style:name="TableColumn25" style:family="table-column">
      <style:table-column-properties style:column-width="1in" style:use-optimal-column-width="false"/>
    </style:style>
    <style:style style:name="TableColumn26" style:family="table-column">
      <style:table-column-properties style:column-width="1.9666in" style:use-optimal-column-width="false"/>
    </style:style>
    <style:style style:name="TableColumn27" style:family="table-column">
      <style:table-column-properties style:column-width="3.3201in" style:use-optimal-column-width="false"/>
    </style:style>
    <style:style style:name="Table24" style:family="table">
      <style:table-properties style:width="6.2868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" style:parent-style-name="HorizontalLine" style:family="paragraph">
      <style:text-properties fo:font-size="12pt" style:font-size-asian="12pt" style:font-size-complex="12pt"/>
    </style:style>
    <style:style style:name="T49" style:parent-style-name="SourceText" style:family="text">
      <style:text-properties style:font-name="Liberation Serif" fo:font-weight="bold" style:font-weight-asian="bold" style:font-weight-complex="bold"/>
    </style:style>
    <style:style style:name="T50" style:parent-style-name="Policepardéfaut" style:family="text">
      <style:text-properties fo:font-size="20pt" style:font-size-asian="20pt" style:font-size-complex="20pt"/>
    </style:style>
    <style:style style:name="P51" style:parent-style-name="Standard" style:family="paragraph">
      <style:text-properties fo:font-size="20pt" style:font-size-asian="20pt" style:font-size-complex="20pt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Quotations" style:family="paragraph">
      <style:paragraph-properties fo:margin-left="0in">
        <style:tab-stops/>
      </style:paragraph-properties>
    </style:style>
    <style:style style:name="T54" style:parent-style-name="SourceText" style:family="text">
      <style:text-properties style:font-name="Liberation Serif" fo:font-size="12pt" style:font-size-asian="12pt" style:font-size-complex="12pt"/>
    </style:style>
    <style:style style:name="T55" style:parent-style-name="SourceText" style:family="text">
      <style:text-properties style:font-name="Liberation Serif" fo:font-size="12pt" style:font-size-asian="12pt" style:font-size-complex="12pt"/>
    </style:style>
    <style:style style:name="T56" style:parent-style-name="SourceText" style:family="text">
      <style:text-properties style:font-name="Liberation Serif" fo:font-size="12pt" style:font-size-asian="12pt" style:font-size-complex="12pt"/>
    </style:style>
    <style:style style:name="P57" style:parent-style-name="Quotations" style:family="paragraph">
      <style:paragraph-properties fo:margin-left="0in">
        <style:tab-stops/>
      </style:paragraph-properties>
    </style:style>
    <style:style style:name="T58" style:parent-style-name="SourceText" style:family="text">
      <style:text-properties style:font-name="Liberation Serif"/>
    </style:style>
    <style:style style:name="P59" style:parent-style-name="PreformattedText" style:family="paragraph">
      <style:paragraph-properties fo:margin-bottom="0.1965in"/>
    </style:style>
    <style:style style:name="T60" style:parent-style-name="SourceText" style:family="text">
      <style:text-properties style:font-name="Liberation Serif"/>
    </style:style>
    <style:style style:name="T61" style:parent-style-name="SourceText" style:family="text">
      <style:text-properties style:font-name="Liberation Serif"/>
    </style:style>
    <style:style style:name="T62" style:parent-style-name="Policepardéfaut" style:family="text">
      <style:text-properties style:font-name="Liberation Serif" fo:font-size="12pt" style:font-size-asian="12pt" style:font-size-complex="12pt"/>
    </style:style>
    <style:style style:name="T63" style:parent-style-name="Policepardéfaut" style:family="text">
      <style:text-properties style:font-name="Liberation Serif" fo:font-size="12pt" style:font-size-asian="12pt" style:font-size-complex="12pt"/>
    </style:style>
    <style:style style:name="T64" style:parent-style-name="Policepardéfaut" style:family="text">
      <style:text-properties style:font-name="Liberation Serif" fo:font-size="12pt" style:font-size-asian="12pt" style:font-size-complex="12pt"/>
    </style:style>
    <style:style style:name="P65" style:parent-style-name="PreformattedText" style:family="paragraph">
      <style:paragraph-properties fo:margin-bottom="0.1965in"/>
    </style:style>
    <style:style style:name="T66" style:parent-style-name="Policepardéfaut" style:family="text">
      <style:text-properties style:font-name="Liberation Serif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style:font-name="Liberation Serif" fo:font-size="12pt" style:font-size-asian="12pt" style:font-size-complex="12pt"/>
    </style:style>
    <style:style style:name="T68" style:parent-style-name="Policepardéfaut" style:family="text">
      <style:text-properties style:font-name="Liberation Serif" fo:font-size="12pt" style:font-size-asian="12pt" style:font-size-complex="12pt"/>
    </style:style>
    <style:style style:name="T69" style:parent-style-name="Policepardéfaut" style:family="text">
      <style:text-properties style:font-name="Liberation Serif" fo:font-size="12pt" style:font-size-asian="12pt" style:font-size-complex="12pt"/>
    </style:style>
    <style:style style:name="T70" style:parent-style-name="Policepardéfaut" style:family="text">
      <style:text-properties style:font-name="Liberation Serif" fo:font-size="12pt" style:font-size-asian="12pt" style:font-size-complex="12pt"/>
    </style:style>
    <style:style style:name="T71" style:parent-style-name="Policepardéfaut" style:family="text">
      <style:text-properties style:font-name="Liberation Serif" fo:font-size="12pt" style:font-size-asian="12pt" style:font-size-complex="12pt"/>
    </style:style>
    <style:style style:name="T72" style:parent-style-name="Policepardéfaut" style:family="text">
      <style:text-properties style:font-name="Liberation Serif" fo:font-size="12pt" style:font-size-asian="12pt" style:font-size-complex="12pt"/>
    </style:style>
    <style:style style:name="P73" style:parent-style-name="PreformattedText" style:family="paragraph">
      <style:paragraph-properties fo:margin-bottom="0.1965in"/>
      <style:text-properties style:font-name="Liberation Serif" fo:font-size="12pt" style:font-size-asian="12pt" style:font-size-complex="12pt"/>
    </style:style>
    <style:style style:name="P74" style:parent-style-name="Titre3" style:family="paragraph">
      <style:paragraph-properties fo:margin-top="0in" fo:margin-bottom="0.1965in"/>
    </style:style>
    <style:style style:name="T75" style:parent-style-name="Policepardéfaut" style:family="text">
      <style:text-properties style:font-name-complex="Liberation Mono" fo:color="#C9211E" fo:font-size="12pt" style:font-size-asian="12pt" style:font-size-complex="12pt"/>
    </style:style>
    <style:style style:name="T76" style:parent-style-name="Policepardéfaut" style:family="text">
      <style:text-properties style:font-name-complex="Liberation Mono" fo:color="#C9211E" fo:font-size="12pt" style:font-size-asian="12pt" style:font-size-complex="12pt"/>
    </style:style>
    <style:style style:name="T77" style:parent-style-name="SourceText" style:family="text">
      <style:text-properties style:font-name="Liberation Serif" fo:color="#C9211E"/>
    </style:style>
    <style:style style:name="T78" style:parent-style-name="SourceText" style:family="text">
      <style:text-properties style:font-name="Liberation Serif" fo:color="#C9211E"/>
    </style:style>
    <style:style style:name="T79" style:parent-style-name="SourceText" style:family="text">
      <style:text-properties style:font-name="Liberation Serif" fo:color="#C9211E"/>
    </style:style>
    <style:style style:name="P80" style:parent-style-name="Textbody" style:family="paragraph">
      <style:paragraph-properties fo:margin-bottom="0.1965in"/>
    </style:style>
    <style:style style:name="T81" style:parent-style-name="SourceText" style:family="text">
      <style:text-properties style:font-name="Liberation Serif" fo:font-weight="bold" style:font-weight-asian="bold" style:font-weight-complex="bold" fo:color="#00A933"/>
    </style:style>
    <style:style style:name="T82" style:parent-style-name="SourceText" style:family="text">
      <style:text-properties style:font-name="Liberation Serif" fo:font-weight="bold" style:font-weight-asian="bold" style:font-weight-complex="bold" fo:color="#00A933"/>
    </style:style>
    <style:style style:name="T83" style:parent-style-name="SourceText" style:family="text">
      <style:text-properties style:font-name="Liberation Serif" fo:font-weight="bold" style:font-weight-asian="bold" style:font-weight-complex="bold" fo:color="#00A933"/>
    </style:style>
    <style:style style:name="P84" style:parent-style-name="Textbody" style:family="paragraph">
      <style:paragraph-properties fo:margin-bottom="0.1965in"/>
    </style:style>
    <style:style style:name="T85" style:parent-style-name="SourceText" style:family="text">
      <style:text-properties style:font-name="Liberation Serif" fo:font-weight="bold" style:font-weight-asian="bold" style:font-weight-complex="bold" fo:color="#00A933"/>
    </style:style>
    <style:style style:name="T86" style:parent-style-name="SourceText" style:family="text">
      <style:text-properties style:font-name="Liberation Serif" fo:font-weight="bold" style:font-weight-asian="bold" style:font-weight-complex="bold" fo:color="#00A933"/>
    </style:style>
    <style:style style:name="T87" style:parent-style-name="SourceText" style:family="text">
      <style:text-properties fo:font-weight="bold" style:font-weight-asian="bold" style:font-weight-complex="bold" fo:color="#00A933"/>
    </style:style>
    <style:style style:name="T88" style:parent-style-name="SourceText" style:family="text">
      <style:text-properties style:font-name="Liberation Serif" fo:font-weight="bold" style:font-weight-asian="bold" style:font-weight-complex="bold" fo:color="#00A933"/>
    </style:style>
    <style:style style:name="P89" style:parent-style-name="PreformattedText" style:family="paragraph">
      <style:paragraph-properties fo:margin-bottom="0.1965in"/>
      <style:text-properties style:font-name="Liberation Serif" fo:font-size="12pt" style:font-size-asian="12pt" style:font-size-complex="12pt"/>
    </style:style>
    <style:style style:name="P90" style:parent-style-name="PreformattedText" style:family="paragraph">
      <style:paragraph-properties fo:margin-bottom="0.1965in"/>
      <style:text-properties style:font-name="Liberation Serif" fo:font-size="12pt" style:font-size-asian="12pt" style:font-size-complex="12pt"/>
    </style:style>
    <style:style style:name="P91" style:parent-style-name="PreformattedText" style:family="paragraph">
      <style:paragraph-properties fo:margin-bottom="0.1965in"/>
      <style:text-properties style:font-name="Liberation Serif" fo:font-size="12pt" style:font-size-asian="12pt" style:font-size-complex="12pt"/>
    </style:style>
    <style:style style:name="P92" style:parent-style-name="PreformattedText" style:family="paragraph">
      <style:paragraph-properties fo:margin-bottom="0.1965in"/>
      <style:text-properties style:font-name="Liberation Serif" fo:font-size="12pt" style:font-size-asian="12pt" style:font-size-complex="12pt"/>
    </style:style>
    <style:style style:name="P93" style:parent-style-name="PreformattedText" style:family="paragraph">
      <style:paragraph-properties fo:margin-bottom="0.1965in"/>
      <style:text-properties style:font-name="Liberation Serif" fo:font-size="12pt" style:font-size-asian="12pt" style:font-size-complex="12pt"/>
    </style:style>
    <style:style style:name="P94" style:parent-style-name="Titre2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95" style:parent-style-name="Textbody" style:family="paragraph">
      <style:paragraph-properties fo:margin-bottom="0.1965in"/>
    </style:style>
    <style:style style:name="T96" style:parent-style-name="Policepardéfaut" style:family="text">
      <style:text-properties style:font-name-complex="Liberation Mono"/>
    </style:style>
    <style:style style:name="T97" style:parent-style-name="Policepardéfaut" style:family="text">
      <style:text-properties style:font-name-complex="Liberation Mono"/>
    </style:style>
    <style:style style:name="T98" style:parent-style-name="SourceText" style:family="text">
      <style:text-properties style:font-name="Liberation Serif"/>
    </style:style>
    <style:style style:name="P99" style:parent-style-name="Textbody" style:family="paragraph">
      <style:paragraph-properties fo:margin-bottom="0.1965in"/>
    </style:style>
    <style:style style:name="T100" style:parent-style-name="Policepardéfaut" style:family="text">
      <style:text-properties style:font-name-complex="Liberation Mono"/>
    </style:style>
    <style:style style:name="T101" style:parent-style-name="Policepardéfaut" style:family="text">
      <style:text-properties style:font-name-complex="Liberation Mono"/>
    </style:style>
    <style:style style:name="T102" style:parent-style-name="SourceText" style:family="text">
      <style:text-properties style:font-name="Liberation Serif"/>
    </style:style>
    <style:style style:name="T103" style:parent-style-name="SourceText" style:family="text">
      <style:text-properties style:font-name="Liberation Serif"/>
    </style:style>
    <style:style style:name="P104" style:parent-style-name="Textbody" style:family="paragraph">
      <style:paragraph-properties fo:margin-bottom="0.1965in"/>
    </style:style>
    <style:style style:name="T105" style:parent-style-name="Policepardéfaut" style:family="text">
      <style:text-properties style:font-name-complex="Liberation Mono"/>
    </style:style>
    <style:style style:name="T106" style:parent-style-name="Policepardéfaut" style:family="text">
      <style:text-properties style:font-name-complex="Liberation Mono"/>
    </style:style>
    <style:style style:name="T107" style:parent-style-name="SourceText" style:family="text">
      <style:text-properties style:font-name="Liberation Serif"/>
    </style:style>
    <style:style style:name="T108" style:parent-style-name="SourceText" style:family="text">
      <style:text-properties style:font-name="Liberation Serif"/>
    </style:style>
    <style:style style:name="T109" style:parent-style-name="SourceText" style:family="text">
      <style:text-properties style:font-name="Liberation Serif"/>
    </style:style>
    <style:style style:name="P110" style:parent-style-name="HorizontalLine" style:family="paragraph">
      <style:text-properties style:font-name-complex="Liberation Mono" fo:font-size="12pt" style:font-size-asian="12pt" style:font-size-complex="12pt"/>
    </style:style>
    <style:style style:name="P111" style:parent-style-name="Titre2" style:family="paragraph">
      <style:paragraph-properties fo:margin-top="0in" fo:margin-bottom="0.1965in"/>
    </style:style>
    <style:style style:name="T112" style:parent-style-name="Policepardéfaut" style:family="text">
      <style:text-properties style:font-name-complex="Liberation Mono" fo:font-size="12pt" style:font-size-asian="12pt" style:font-size-complex="12pt"/>
    </style:style>
    <style:style style:name="T113" style:parent-style-name="SourceText" style:family="text">
      <style:text-properties style:font-name="Liberation Serif"/>
    </style:style>
    <style:style style:name="P114" style:parent-style-name="Textbody" style:family="paragraph">
      <style:paragraph-properties fo:margin-bottom="0.1965in"/>
    </style:style>
    <style:style style:name="T115" style:parent-style-name="Policepardéfaut" style:family="text">
      <style:text-properties style:font-name-complex="Liberation Mono"/>
    </style:style>
    <style:style style:name="T116" style:parent-style-name="Policepardéfaut" style:family="text">
      <style:text-properties style:font-name-complex="Liberation Mono"/>
    </style:style>
    <style:style style:name="T117" style:parent-style-name="SourceText" style:family="text">
      <style:text-properties style:font-name="Liberation Serif"/>
    </style:style>
    <style:style style:name="P118" style:parent-style-name="Titre3" style:family="paragraph">
      <style:paragraph-properties fo:margin-top="0in" fo:margin-bottom="0.1965in"/>
    </style:style>
    <style:style style:name="T119" style:parent-style-name="Policepardéfaut" style:family="text">
      <style:text-properties style:font-name-complex="Liberation Mono" fo:font-size="12pt" style:font-size-asian="12pt" style:font-size-complex="12pt"/>
    </style:style>
    <style:style style:name="T120" style:parent-style-name="Policepardéfaut" style:family="text">
      <style:text-properties style:font-name-complex="Liberation Mono" fo:font-size="12pt" style:font-size-asian="12pt" style:font-size-complex="12pt"/>
    </style:style>
    <style:style style:name="T121" style:parent-style-name="Policepardéfaut" style:family="text">
      <style:text-properties style:font-name-complex="Liberation Mono" fo:font-size="12pt" style:font-size-asian="12pt"/>
    </style:style>
    <style:style style:name="P122" style:parent-style-name="PreformattedText" style:family="paragraph">
      <style:paragraph-properties fo:margin-bottom="0.1965in"/>
    </style:style>
    <style:style style:name="T123" style:parent-style-name="SourceText" style:family="text">
      <style:text-properties style:font-name="Liberation Serif"/>
    </style:style>
    <style:style style:name="T124" style:parent-style-name="SourceText" style:family="text">
      <style:text-properties style:font-name="Liberation Serif"/>
    </style:style>
    <style:style style:name="T125" style:parent-style-name="SourceText" style:family="text">
      <style:text-properties style:font-name="Liberation Serif"/>
    </style:style>
    <style:style style:name="T126" style:parent-style-name="SourceText" style:family="text">
      <style:text-properties style:font-name="Liberation Serif"/>
    </style:style>
    <style:style style:name="T127" style:parent-style-name="SourceText" style:family="text">
      <style:text-properties style:font-name="Liberation Serif"/>
    </style:style>
    <style:style style:name="T128" style:parent-style-name="SourceText" style:family="text">
      <style:text-properties style:font-name="Liberation Serif"/>
    </style:style>
    <style:style style:name="P129" style:parent-style-name="HorizontalLine" style:family="paragraph">
      <style:text-properties style:font-name-complex="Liberation Mono" fo:font-size="12pt" style:font-size-asian="12pt" style:font-size-complex="12pt"/>
    </style:style>
    <style:style style:name="P130" style:parent-style-name="Titre3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131" style:parent-style-name="PreformattedText" style:family="paragraph">
      <style:paragraph-properties fo:margin-bottom="0.1965in"/>
    </style:style>
    <style:style style:name="T132" style:parent-style-name="SourceText" style:family="text">
      <style:text-properties style:font-name="Liberation Serif"/>
    </style:style>
    <style:style style:name="T133" style:parent-style-name="SourceText" style:family="text">
      <style:text-properties style:font-name="Liberation Serif"/>
    </style:style>
    <style:style style:name="T134" style:parent-style-name="SourceText" style:family="text">
      <style:text-properties style:font-name="Liberation Serif"/>
    </style:style>
    <style:style style:name="T135" style:parent-style-name="SourceText" style:family="text">
      <style:text-properties style:font-name="Liberation Serif"/>
    </style:style>
    <style:style style:name="T136" style:parent-style-name="SourceText" style:family="text">
      <style:text-properties style:font-name="Liberation Serif"/>
    </style:style>
    <style:style style:name="T137" style:parent-style-name="SourceText" style:family="text">
      <style:text-properties style:font-name="Liberation Serif"/>
    </style:style>
    <style:style style:name="T138" style:parent-style-name="SourceText" style:family="text">
      <style:text-properties style:font-name="Liberation Serif"/>
    </style:style>
    <style:style style:name="T139" style:parent-style-name="SourceText" style:family="text">
      <style:text-properties style:font-name="Liberation Serif"/>
    </style:style>
    <style:style style:name="T140" style:parent-style-name="SourceText" style:family="text">
      <style:text-properties style:font-name="Liberation Serif"/>
    </style:style>
    <style:style style:name="P141" style:parent-style-name="Quotations" style:family="paragraph">
      <style:paragraph-properties fo:margin-left="0in">
        <style:tab-stops/>
      </style:paragraph-properties>
    </style:style>
    <style:style style:name="T142" style:parent-style-name="Policepardéfaut" style:family="text">
      <style:text-properties style:font-name-complex="Liberation Mono"/>
    </style:style>
    <style:style style:name="T143" style:parent-style-name="Policepardéfaut" style:family="text">
      <style:text-properties style:font-name-complex="Liberation Mono"/>
    </style:style>
    <style:style style:name="T144" style:parent-style-name="Policepardéfaut" style:family="text">
      <style:text-properties style:font-name-complex="Liberation Mono"/>
    </style:style>
    <style:style style:name="T145" style:parent-style-name="Policepardéfaut" style:family="text">
      <style:text-properties style:font-name-complex="Liberation Mono"/>
    </style:style>
    <style:style style:name="T146" style:parent-style-name="Policepardéfaut" style:family="text">
      <style:text-properties style:font-name-complex="Liberation Mono"/>
    </style:style>
    <style:style style:name="T147" style:parent-style-name="SourceText" style:family="text">
      <style:text-properties style:font-name="Liberation Serif"/>
    </style:style>
    <style:style style:name="P148" style:parent-style-name="HorizontalLine" style:family="paragraph">
      <style:text-properties style:font-name-complex="Liberation Mono" fo:font-size="12pt" style:font-size-asian="12pt" style:font-size-complex="12pt"/>
    </style:style>
    <style:style style:name="P149" style:parent-style-name="Titre3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150" style:parent-style-name="Textbody" style:family="paragraph">
      <style:paragraph-properties fo:margin-bottom="0.1965in"/>
      <style:text-properties style:font-name-complex="Liberation Mono"/>
    </style:style>
    <style:style style:name="P151" style:parent-style-name="PreformattedText" style:family="paragraph">
      <style:paragraph-properties fo:margin-bottom="0.1965in"/>
    </style:style>
    <style:style style:name="T152" style:parent-style-name="SourceText" style:family="text">
      <style:text-properties style:font-name="Liberation Serif"/>
    </style:style>
    <style:style style:name="T153" style:parent-style-name="SourceText" style:family="text">
      <style:text-properties style:font-name="Liberation Serif"/>
    </style:style>
    <style:style style:name="T154" style:parent-style-name="SourceText" style:family="text">
      <style:text-properties style:font-name="Liberation Serif"/>
    </style:style>
    <style:style style:name="T155" style:parent-style-name="SourceText" style:family="text">
      <style:text-properties style:font-name="Liberation Serif"/>
    </style:style>
    <style:style style:name="T156" style:parent-style-name="SourceText" style:family="text">
      <style:text-properties style:font-name="Liberation Serif"/>
    </style:style>
    <style:style style:name="T157" style:parent-style-name="SourceText" style:family="text">
      <style:text-properties style:font-name="Liberation Serif"/>
    </style:style>
    <style:style style:name="T158" style:parent-style-name="SourceText" style:family="text">
      <style:text-properties style:font-name="Liberation Serif"/>
    </style:style>
    <style:style style:name="P159" style:parent-style-name="PreformattedText" style:family="paragraph">
      <style:paragraph-properties fo:margin-bottom="0.1965in"/>
    </style:style>
    <style:style style:name="T160" style:parent-style-name="SourceText" style:family="text">
      <style:text-properties style:font-name="Liberation Serif"/>
    </style:style>
    <style:style style:name="T161" style:parent-style-name="SourceText" style:family="text">
      <style:text-properties style:font-name="Liberation Serif"/>
    </style:style>
    <style:style style:name="T162" style:parent-style-name="SourceText" style:family="text">
      <style:text-properties style:font-name="Liberation Serif"/>
    </style:style>
    <style:style style:name="P163" style:parent-style-name="Textbody" style:family="paragraph">
      <style:paragraph-properties fo:margin-bottom="0.1965in"/>
    </style:style>
    <style:style style:name="T164" style:parent-style-name="Policepardéfaut" style:family="text">
      <style:text-properties style:font-name-complex="Liberation Mono"/>
    </style:style>
    <style:style style:name="T165" style:parent-style-name="Policepardéfaut" style:family="text">
      <style:text-properties style:font-name-complex="Liberation Mono"/>
    </style:style>
    <style:style style:name="P166" style:parent-style-name="HorizontalLine" style:family="paragraph">
      <style:text-properties style:font-name-complex="Liberation Mono" fo:font-size="12pt" style:font-size-asian="12pt" style:font-size-complex="12pt"/>
    </style:style>
    <style:style style:name="P167" style:parent-style-name="Titre2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168" style:parent-style-name="Textbody" style:family="paragraph">
      <style:paragraph-properties fo:margin-bottom="0.1965in"/>
    </style:style>
    <style:style style:name="T169" style:parent-style-name="Policepardéfaut" style:family="text">
      <style:text-properties style:font-name-complex="Liberation Mono"/>
    </style:style>
    <style:style style:name="T170" style:parent-style-name="Policepardéfaut" style:family="text">
      <style:text-properties style:font-name-complex="Liberation Mono"/>
    </style:style>
    <style:style style:name="T171" style:parent-style-name="SourceText" style:family="text">
      <style:text-properties style:font-name="Liberation Serif"/>
    </style:style>
    <style:style style:name="P172" style:parent-style-name="Textbody" style:family="paragraph">
      <style:paragraph-properties fo:margin-bottom="0.1965in"/>
      <style:text-properties style:font-name-complex="Liberation Mono"/>
    </style:style>
    <style:style style:name="P173" style:parent-style-name="PreformattedText" style:family="paragraph">
      <style:paragraph-properties fo:margin-bottom="0.1965in"/>
    </style:style>
    <style:style style:name="T174" style:parent-style-name="SourceText" style:family="text">
      <style:text-properties style:font-name="Liberation Serif" fo:color="#00A933"/>
    </style:style>
    <style:style style:name="T175" style:parent-style-name="SourceText" style:family="text">
      <style:text-properties style:font-name="Liberation Serif"/>
    </style:style>
    <style:style style:name="T176" style:parent-style-name="SourceText" style:family="text">
      <style:text-properties style:font-name="Liberation Serif"/>
    </style:style>
    <style:style style:name="T177" style:parent-style-name="SourceText" style:family="text">
      <style:text-properties style:font-name="Liberation Serif"/>
    </style:style>
    <style:style style:name="T178" style:parent-style-name="SourceText" style:family="text">
      <style:text-properties style:font-name="Liberation Serif"/>
    </style:style>
    <style:style style:name="T179" style:parent-style-name="SourceText" style:family="text">
      <style:text-properties style:font-name="Liberation Serif"/>
    </style:style>
    <style:style style:name="T180" style:parent-style-name="SourceText" style:family="text">
      <style:text-properties style:font-name="Liberation Serif"/>
    </style:style>
    <style:style style:name="T181" style:parent-style-name="SourceText" style:family="text">
      <style:text-properties style:font-name="Liberation Serif"/>
    </style:style>
    <style:style style:name="T182" style:parent-style-name="SourceText" style:family="text">
      <style:text-properties style:font-name="Liberation Serif"/>
    </style:style>
    <style:style style:name="T183" style:parent-style-name="SourceText" style:family="text">
      <style:text-properties style:font-name="Liberation Serif"/>
    </style:style>
    <style:style style:name="T184" style:parent-style-name="SourceText" style:family="text">
      <style:text-properties style:font-name="Liberation Serif"/>
    </style:style>
    <style:style style:name="T185" style:parent-style-name="SourceText" style:family="text">
      <style:text-properties style:font-name="Liberation Serif"/>
    </style:style>
    <style:style style:name="T186" style:parent-style-name="SourceText" style:family="text">
      <style:text-properties style:font-name="Liberation Serif"/>
    </style:style>
    <style:style style:name="T187" style:parent-style-name="SourceText" style:family="text">
      <style:text-properties style:font-name="Liberation Serif"/>
    </style:style>
    <style:style style:name="T188" style:parent-style-name="Policepardéfaut" style:family="text">
      <style:text-properties style:font-name-complex="Liberation Mono"/>
    </style:style>
    <style:style style:name="T189" style:parent-style-name="Policepardéfaut" style:family="text">
      <style:text-properties style:font-name-complex="Liberation Mono"/>
    </style:style>
    <style:style style:name="T190" style:parent-style-name="Policepardéfaut" style:family="text">
      <style:text-properties style:font-name-complex="Liberation Mono"/>
    </style:style>
    <style:style style:name="T191" style:parent-style-name="Policepardéfaut" style:family="text">
      <style:text-properties style:font-name-complex="Liberation Mono"/>
    </style:style>
    <style:style style:name="P192" style:parent-style-name="HorizontalLine" style:family="paragraph">
      <style:text-properties style:font-name-complex="Liberation Mono" fo:font-size="12pt" style:font-size-asian="12pt" style:font-size-complex="12pt"/>
    </style:style>
    <style:style style:name="P193" style:parent-style-name="Titre2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194" style:parent-style-name="Textbody" style:family="paragraph">
      <style:paragraph-properties fo:margin-bottom="0.1965in"/>
    </style:style>
    <style:style style:name="T195" style:parent-style-name="Policepardéfaut" style:family="text">
      <style:text-properties style:font-name-complex="Liberation Mono"/>
    </style:style>
    <style:style style:name="T196" style:parent-style-name="Policepardéfaut" style:family="text">
      <style:text-properties style:font-name-complex="Liberation Mono"/>
    </style:style>
    <style:style style:name="T197" style:parent-style-name="SourceText" style:family="text">
      <style:text-properties style:font-name="Liberation Serif"/>
    </style:style>
    <style:style style:name="P198" style:parent-style-name="Textbody" style:family="paragraph">
      <style:paragraph-properties fo:margin-bottom="0.1965in"/>
      <style:text-properties style:font-name-complex="Liberation Mono"/>
    </style:style>
    <style:style style:name="P199" style:parent-style-name="Textbody" style:family="paragraph">
      <style:paragraph-properties fo:margin-bottom="0.1965in"/>
    </style:style>
    <style:style style:name="T200" style:parent-style-name="SourceText" style:family="text">
      <style:text-properties style:font-name="Liberation Serif"/>
    </style:style>
    <style:style style:name="T201" style:parent-style-name="SourceText" style:family="text">
      <style:text-properties style:font-name="Liberation Serif"/>
    </style:style>
    <style:style style:name="T202" style:parent-style-name="SourceText" style:family="text">
      <style:text-properties style:font-name="Liberation Serif"/>
    </style:style>
    <style:style style:name="P203" style:parent-style-name="Textbody" style:family="paragraph">
      <style:paragraph-properties fo:margin-bottom="0.1965in"/>
    </style:style>
    <style:style style:name="T204" style:parent-style-name="Policepardéfaut" style:family="text">
      <style:text-properties style:font-name-complex="Liberation Mono"/>
    </style:style>
    <style:style style:name="T205" style:parent-style-name="Policepardéfaut" style:family="text">
      <style:text-properties style:font-name-complex="Liberation Mono"/>
    </style:style>
    <style:style style:name="T206" style:parent-style-name="SourceText" style:family="text">
      <style:text-properties style:font-name="Liberation Serif"/>
    </style:style>
    <style:style style:name="T207" style:parent-style-name="Policepardéfaut" style:family="text">
      <style:text-properties style:font-name-complex="Liberation Mono"/>
    </style:style>
    <style:style style:name="P208" style:parent-style-name="HorizontalLine" style:family="paragraph">
      <style:text-properties style:font-name-complex="Liberation Mono" fo:font-size="12pt" style:font-size-asian="12pt" style:font-size-complex="12pt"/>
    </style:style>
    <style:style style:name="P209" style:parent-style-name="Titre2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210" style:parent-style-name="Textbody" style:family="paragraph">
      <style:paragraph-properties fo:margin-bottom="0.1965in"/>
    </style:style>
    <style:style style:name="T211" style:parent-style-name="Policepardéfaut" style:family="text">
      <style:text-properties style:font-name-complex="Liberation Mono"/>
    </style:style>
    <style:style style:name="T212" style:parent-style-name="Policepardéfaut" style:family="text">
      <style:text-properties style:font-name-complex="Liberation Mono"/>
    </style:style>
    <style:style style:name="T213" style:parent-style-name="SourceText" style:family="text">
      <style:text-properties style:font-name="Liberation Serif"/>
    </style:style>
    <style:style style:name="P214" style:parent-style-name="Textbody" style:family="paragraph">
      <style:paragraph-properties fo:margin-bottom="0.1965in"/>
    </style:style>
    <style:style style:name="T215" style:parent-style-name="Policepardéfaut" style:family="text">
      <style:text-properties style:font-name-complex="Liberation Mono"/>
    </style:style>
    <style:style style:name="T216" style:parent-style-name="Policepardéfaut" style:family="text">
      <style:text-properties style:font-name-complex="Liberation Mono"/>
    </style:style>
    <style:style style:name="T217" style:parent-style-name="SourceText" style:family="text">
      <style:text-properties style:font-name="Liberation Serif" fo:color="#00A933"/>
    </style:style>
    <style:style style:name="T218" style:parent-style-name="SourceText" style:family="text">
      <style:text-properties style:font-name="Liberation Serif"/>
    </style:style>
    <style:style style:name="T219" style:parent-style-name="SourceText" style:family="text">
      <style:text-properties style:font-name="Liberation Serif"/>
    </style:style>
    <style:style style:name="P220" style:parent-style-name="PreformattedText" style:family="paragraph">
      <style:paragraph-properties fo:margin-bottom="0.1965in"/>
    </style:style>
    <style:style style:name="T221" style:parent-style-name="SourceText" style:family="text">
      <style:text-properties style:font-name="Liberation Serif" fo:color="#00A933"/>
    </style:style>
    <style:style style:name="T222" style:parent-style-name="SourceText" style:family="text">
      <style:text-properties style:font-name="Liberation Serif"/>
    </style:style>
    <style:style style:name="T223" style:parent-style-name="SourceText" style:family="text">
      <style:text-properties style:font-name="Liberation Serif"/>
    </style:style>
    <style:style style:name="T224" style:parent-style-name="SourceText" style:family="text">
      <style:text-properties style:font-name="Liberation Serif"/>
    </style:style>
    <style:style style:name="T225" style:parent-style-name="SourceText" style:family="text">
      <style:text-properties style:font-name="Liberation Serif"/>
    </style:style>
    <style:style style:name="P226" style:parent-style-name="PreformattedText" style:family="paragraph">
      <style:paragraph-properties fo:margin-bottom="0.1965in"/>
    </style:style>
    <style:style style:name="T227" style:parent-style-name="SourceText" style:family="text">
      <style:text-properties style:font-name="Liberation Serif" fo:color="#00A933"/>
    </style:style>
    <style:style style:name="T228" style:parent-style-name="SourceText" style:family="text">
      <style:text-properties style:font-name="Liberation Serif"/>
    </style:style>
    <style:style style:name="P229" style:parent-style-name="Textbody" style:family="paragraph">
      <style:paragraph-properties fo:margin-bottom="0.1965in"/>
    </style:style>
    <style:style style:name="T230" style:parent-style-name="Policepardéfaut" style:family="text">
      <style:text-properties style:font-name-complex="Liberation Mono"/>
    </style:style>
    <style:style style:name="T231" style:parent-style-name="Policepardéfaut" style:family="text">
      <style:text-properties style:font-name-complex="Liberation Mono"/>
    </style:style>
    <style:style style:name="T232" style:parent-style-name="SourceText" style:family="text">
      <style:text-properties style:font-name="Liberation Serif"/>
    </style:style>
    <style:style style:name="T233" style:parent-style-name="SourceText" style:family="text">
      <style:text-properties style:font-name="Liberation Serif"/>
    </style:style>
    <style:style style:name="P234" style:parent-style-name="PreformattedText" style:family="paragraph">
      <style:paragraph-properties fo:margin-bottom="0.1965in"/>
      <style:text-properties style:font-name="Liberation Serif" fo:font-size="12pt" style:font-size-asian="12pt" style:font-size-complex="12pt"/>
    </style:style>
    <style:style style:name="P235" style:parent-style-name="Titre2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236" style:parent-style-name="Textbody" style:family="paragraph">
      <style:paragraph-properties fo:margin-bottom="0.1965in"/>
      <style:text-properties style:font-name-complex="Liberation Mono"/>
    </style:style>
    <style:style style:name="P237" style:parent-style-name="Textbody" style:family="paragraph">
      <style:paragraph-properties fo:margin-bottom="0.1965in"/>
    </style:style>
    <style:style style:name="T238" style:parent-style-name="SourceText" style:family="text">
      <style:text-properties style:font-name="Liberation Serif"/>
    </style:style>
    <style:style style:name="T239" style:parent-style-name="Policepardéfaut" style:family="text">
      <style:text-properties style:font-name-complex="Liberation Mono"/>
    </style:style>
    <style:style style:name="T240" style:parent-style-name="Policepardéfaut" style:family="text">
      <style:text-properties style:font-name-complex="Liberation Mono"/>
    </style:style>
    <style:style style:name="P241" style:parent-style-name="Textbody" style:family="paragraph">
      <style:paragraph-properties fo:margin-bottom="0.1965in"/>
    </style:style>
    <style:style style:name="T242" style:parent-style-name="SourceText" style:family="text">
      <style:text-properties style:font-name="Liberation Serif"/>
    </style:style>
    <style:style style:name="T243" style:parent-style-name="Policepardéfaut" style:family="text">
      <style:text-properties style:font-name-complex="Liberation Mono"/>
    </style:style>
    <style:style style:name="P244" style:parent-style-name="Textbody" style:family="paragraph">
      <style:paragraph-properties fo:margin-bottom="0.1965in"/>
    </style:style>
    <style:style style:name="T245" style:parent-style-name="Policepardéfaut" style:family="text">
      <style:text-properties style:font-name-complex="Liberation Mono"/>
    </style:style>
    <style:style style:name="T246" style:parent-style-name="Policepardéfaut" style:family="text">
      <style:text-properties style:font-name-complex="Liberation Mono"/>
    </style:style>
    <style:style style:name="P247" style:parent-style-name="HorizontalLine" style:family="paragraph">
      <style:text-properties style:font-name-complex="Liberation Mono" fo:font-size="12pt" style:font-size-asian="12pt" style:font-size-complex="12pt"/>
    </style:style>
    <style:style style:name="P248" style:parent-style-name="Titre2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249" style:parent-style-name="Textbody" style:family="paragraph">
      <style:paragraph-properties fo:margin-bottom="0.1965in"/>
    </style:style>
    <style:style style:name="T250" style:parent-style-name="Policepardéfaut" style:family="text">
      <style:text-properties style:font-name-complex="Liberation Mono"/>
    </style:style>
    <style:style style:name="T251" style:parent-style-name="SourceText" style:family="text">
      <style:text-properties style:font-name="Liberation Serif"/>
    </style:style>
    <style:style style:name="T252" style:parent-style-name="Policepardéfaut" style:family="text">
      <style:text-properties style:font-name-complex="Liberation Mono"/>
    </style:style>
    <style:style style:name="P253" style:parent-style-name="Quotations" style:family="paragraph">
      <style:paragraph-properties fo:margin-left="0in">
        <style:tab-stops/>
      </style:paragraph-properties>
    </style:style>
    <style:style style:name="T254" style:parent-style-name="Policepardéfaut" style:family="text">
      <style:text-properties style:font-name-complex="Liberation Mono"/>
    </style:style>
    <style:style style:name="T255" style:parent-style-name="Policepardéfaut" style:family="text">
      <style:text-properties style:font-name-complex="Liberation Mono"/>
    </style:style>
    <style:style style:name="T256" style:parent-style-name="SourceText" style:family="text">
      <style:text-properties style:font-name="Liberation Serif"/>
    </style:style>
    <style:style style:name="T257" style:parent-style-name="SourceText" style:family="text">
      <style:text-properties style:font-name="Liberation Serif"/>
    </style:style>
    <style:style style:name="P258" style:parent-style-name="Textbody" style:family="paragraph">
      <style:paragraph-properties fo:margin-bottom="0.1965in" fo:margin-right="0.3937in"/>
      <style:text-properties style:font-name-complex="Liberation Mono"/>
    </style:style>
    <style:style style:name="P259" style:parent-style-name="PreformattedText" style:family="paragraph">
      <style:paragraph-properties fo:margin-bottom="0.1965in"/>
    </style:style>
    <style:style style:name="T260" style:parent-style-name="SourceText" style:family="text">
      <style:text-properties style:font-name="Liberation Serif"/>
    </style:style>
    <style:style style:name="T261" style:parent-style-name="SourceText" style:family="text">
      <style:text-properties style:font-name="Liberation Serif"/>
    </style:style>
    <style:style style:name="T262" style:parent-style-name="SourceText" style:family="text">
      <style:text-properties style:font-name="Liberation Serif"/>
    </style:style>
    <style:style style:name="P263" style:parent-style-name="PreformattedText" style:family="paragraph">
      <style:paragraph-properties fo:margin-bottom="0.1965in"/>
    </style:style>
    <style:style style:name="T264" style:parent-style-name="SourceText" style:family="text">
      <style:text-properties style:font-name="Liberation Serif" fo:color="#00A933"/>
    </style:style>
    <style:style style:name="T265" style:parent-style-name="SourceText" style:family="text">
      <style:text-properties style:font-name="Liberation Serif"/>
    </style:style>
    <style:style style:name="T266" style:parent-style-name="SourceText" style:family="text">
      <style:text-properties style:font-name="Liberation Serif"/>
    </style:style>
    <style:style style:name="T267" style:parent-style-name="SourceText" style:family="text">
      <style:text-properties style:font-name="Liberation Serif"/>
    </style:style>
    <style:style style:name="T268" style:parent-style-name="SourceText" style:family="text">
      <style:text-properties style:font-name="Liberation Serif"/>
    </style:style>
    <style:style style:name="T269" style:parent-style-name="SourceText" style:family="text">
      <style:text-properties style:font-name="Liberation Serif"/>
    </style:style>
    <style:style style:name="P270" style:parent-style-name="PreformattedText" style:family="paragraph">
      <style:paragraph-properties fo:margin-bottom="0.1965in"/>
      <style:text-properties style:font-name="Liberation Serif" fo:font-size="12pt" style:font-size-asian="12pt" style:font-size-complex="12pt"/>
    </style:style>
    <style:style style:name="P271" style:parent-style-name="PreformattedText" style:family="paragraph">
      <style:paragraph-properties fo:margin-bottom="0.1965in"/>
    </style:style>
    <style:style style:name="T272" style:parent-style-name="SourceText" style:family="text">
      <style:text-properties style:font-name="Liberation Serif"/>
    </style:style>
    <style:style style:name="T273" style:parent-style-name="SourceText" style:family="text">
      <style:text-properties style:font-name="Liberation Serif"/>
    </style:style>
    <style:style style:name="T274" style:parent-style-name="SourceText" style:family="text">
      <style:text-properties style:font-name="Liberation Serif"/>
    </style:style>
    <style:style style:name="P275" style:parent-style-name="PreformattedText" style:family="paragraph">
      <style:paragraph-properties fo:margin-bottom="0.1965in"/>
    </style:style>
    <style:style style:name="T276" style:parent-style-name="SourceText" style:family="text">
      <style:text-properties style:font-name="Liberation Serif" fo:color="#00A933"/>
    </style:style>
    <style:style style:name="T277" style:parent-style-name="SourceText" style:family="text">
      <style:text-properties style:font-name="Liberation Serif"/>
    </style:style>
    <style:style style:name="T278" style:parent-style-name="SourceText" style:family="text">
      <style:text-properties style:font-name="Liberation Serif"/>
    </style:style>
    <style:style style:name="T279" style:parent-style-name="SourceText" style:family="text">
      <style:text-properties style:font-name="Liberation Serif"/>
    </style:style>
    <style:style style:name="T280" style:parent-style-name="SourceText" style:family="text">
      <style:text-properties style:font-name="Liberation Serif"/>
    </style:style>
    <style:style style:name="T281" style:parent-style-name="SourceText" style:family="text">
      <style:text-properties style:font-name="Liberation Serif"/>
    </style:style>
    <style:style style:name="T282" style:parent-style-name="SourceText" style:family="text">
      <style:text-properties style:font-name="Liberation Serif"/>
    </style:style>
    <style:style style:name="T283" style:parent-style-name="SourceText" style:family="text">
      <style:text-properties style:font-name="Liberation Serif"/>
    </style:style>
    <style:style style:name="T284" style:parent-style-name="SourceText" style:family="text">
      <style:text-properties style:font-name="Liberation Serif"/>
    </style:style>
    <style:style style:name="T285" style:parent-style-name="SourceText" style:family="text">
      <style:text-properties style:font-name="Liberation Serif"/>
    </style:style>
    <style:style style:name="T286" style:parent-style-name="SourceText" style:family="text">
      <style:text-properties style:font-name="Liberation Serif"/>
    </style:style>
    <style:style style:name="T287" style:parent-style-name="SourceText" style:family="text">
      <style:text-properties style:font-name="Liberation Serif"/>
    </style:style>
    <style:style style:name="T288" style:parent-style-name="SourceText" style:family="text">
      <style:text-properties style:font-name="Liberation Serif"/>
    </style:style>
    <style:style style:name="T289" style:parent-style-name="SourceText" style:family="text">
      <style:text-properties style:font-name="Liberation Serif"/>
    </style:style>
    <style:style style:name="T290" style:parent-style-name="SourceText" style:family="text">
      <style:text-properties style:font-name="Liberation Serif"/>
    </style:style>
    <style:style style:name="T291" style:parent-style-name="SourceText" style:family="text">
      <style:text-properties style:font-name="Liberation Serif"/>
    </style:style>
    <style:style style:name="P292" style:parent-style-name="PreformattedText" style:family="paragraph">
      <style:paragraph-properties fo:margin-bottom="0.1965in"/>
    </style:style>
    <style:style style:name="T293" style:parent-style-name="SourceText" style:family="text">
      <style:text-properties style:font-name="Liberation Serif"/>
    </style:style>
    <style:style style:name="T294" style:parent-style-name="SourceText" style:family="text">
      <style:text-properties style:font-name="Liberation Serif"/>
    </style:style>
    <style:style style:name="T295" style:parent-style-name="SourceText" style:family="text">
      <style:text-properties style:font-name="Liberation Serif"/>
    </style:style>
    <style:style style:name="P296" style:parent-style-name="PreformattedText" style:family="paragraph">
      <style:paragraph-properties fo:margin-bottom="0.1965in"/>
    </style:style>
    <style:style style:name="T297" style:parent-style-name="SourceText" style:family="text">
      <style:text-properties style:font-name="Liberation Serif" fo:color="#00A933"/>
    </style:style>
    <style:style style:name="T298" style:parent-style-name="SourceText" style:family="text">
      <style:text-properties style:font-name="Liberation Serif"/>
    </style:style>
    <style:style style:name="T299" style:parent-style-name="SourceText" style:family="text">
      <style:text-properties style:font-name="Liberation Serif"/>
    </style:style>
    <style:style style:name="T300" style:parent-style-name="SourceText" style:family="text">
      <style:text-properties style:font-name="Liberation Serif"/>
    </style:style>
    <style:style style:name="T301" style:parent-style-name="SourceText" style:family="text">
      <style:text-properties style:font-name="Liberation Serif"/>
    </style:style>
    <style:style style:name="T302" style:parent-style-name="SourceText" style:family="text">
      <style:text-properties style:font-name="Liberation Serif"/>
    </style:style>
    <style:style style:name="T303" style:parent-style-name="SourceText" style:family="text">
      <style:text-properties style:font-name="Liberation Serif"/>
    </style:style>
    <style:style style:name="T304" style:parent-style-name="SourceText" style:family="text">
      <style:text-properties style:font-name="Liberation Serif"/>
    </style:style>
    <style:style style:name="T305" style:parent-style-name="SourceText" style:family="text">
      <style:text-properties style:font-name="Liberation Serif"/>
    </style:style>
    <style:style style:name="T306" style:parent-style-name="SourceText" style:family="text">
      <style:text-properties style:font-name="Liberation Serif"/>
    </style:style>
    <style:style style:name="T307" style:parent-style-name="SourceText" style:family="text">
      <style:text-properties style:font-name="Liberation Serif"/>
    </style:style>
    <style:style style:name="T308" style:parent-style-name="SourceText" style:family="text">
      <style:text-properties style:font-name="Liberation Serif"/>
    </style:style>
    <style:style style:name="P309" style:parent-style-name="PreformattedText" style:family="paragraph">
      <style:paragraph-properties fo:margin-bottom="0.1965in"/>
      <style:text-properties style:font-name="Liberation Serif" fo:font-size="12pt" style:font-size-asian="12pt" style:font-size-complex="12pt"/>
    </style:style>
    <style:style style:name="P310" style:parent-style-name="PreformattedText" style:family="paragraph">
      <style:paragraph-properties fo:margin-bottom="0.1965in"/>
    </style:style>
    <style:style style:name="T311" style:parent-style-name="SourceText" style:family="text">
      <style:text-properties style:font-name="Liberation Serif"/>
    </style:style>
    <style:style style:name="T312" style:parent-style-name="SourceText" style:family="text">
      <style:text-properties style:font-name="Liberation Serif"/>
    </style:style>
    <style:style style:name="T313" style:parent-style-name="SourceText" style:family="text">
      <style:text-properties style:font-name="Liberation Serif"/>
    </style:style>
    <style:style style:name="P314" style:parent-style-name="PreformattedText" style:family="paragraph">
      <style:paragraph-properties fo:margin-bottom="0.1965in"/>
    </style:style>
    <style:style style:name="T315" style:parent-style-name="SourceText" style:family="text">
      <style:text-properties style:font-name="Liberation Serif" fo:color="#00A933"/>
    </style:style>
    <style:style style:name="T316" style:parent-style-name="SourceText" style:family="text">
      <style:text-properties style:font-name="Liberation Serif"/>
    </style:style>
    <style:style style:name="T317" style:parent-style-name="SourceText" style:family="text">
      <style:text-properties style:font-name="Liberation Serif"/>
    </style:style>
    <style:style style:name="T318" style:parent-style-name="SourceText" style:family="text">
      <style:text-properties style:font-name="Liberation Serif"/>
    </style:style>
    <style:style style:name="T319" style:parent-style-name="SourceText" style:family="text">
      <style:text-properties style:font-name="Liberation Serif"/>
    </style:style>
    <style:style style:name="T320" style:parent-style-name="SourceText" style:family="text">
      <style:text-properties style:font-name="Liberation Serif"/>
    </style:style>
    <style:style style:name="T321" style:parent-style-name="SourceText" style:family="text">
      <style:text-properties style:font-name="Liberation Serif"/>
    </style:style>
    <style:style style:name="P322" style:parent-style-name="HorizontalLine" style:family="paragraph">
      <style:text-properties style:font-name-complex="Liberation Mono" fo:font-size="12pt" style:font-size-asian="12pt" style:font-size-complex="12pt"/>
    </style:style>
    <style:style style:name="P323" style:parent-style-name="Titre2" style:family="paragraph">
      <style:paragraph-properties fo:margin-top="0in" fo:margin-bottom="0.1965in"/>
    </style:style>
    <style:style style:name="T324" style:parent-style-name="Policepardéfaut" style:family="text">
      <style:text-properties style:font-name-complex="Liberation Mono" fo:font-size="12pt" style:font-size-asian="12pt" style:font-size-complex="12pt"/>
    </style:style>
    <style:style style:name="T325" style:parent-style-name="SourceText" style:family="text">
      <style:text-properties style:font-name="Liberation Serif"/>
    </style:style>
    <style:style style:name="P326" style:parent-style-name="Textbody" style:family="paragraph">
      <style:paragraph-properties fo:margin-bottom="0.1965in"/>
      <style:text-properties style:font-name-complex="Liberation Mono"/>
    </style:style>
    <style:style style:name="P327" style:parent-style-name="PreformattedText" style:family="paragraph">
      <style:paragraph-properties fo:margin-bottom="0.1965in"/>
    </style:style>
    <style:style style:name="T328" style:parent-style-name="SourceText" style:family="text">
      <style:text-properties style:font-name="Liberation Serif" fo:color="#00A933"/>
    </style:style>
    <style:style style:name="T329" style:parent-style-name="SourceText" style:family="text">
      <style:text-properties style:font-name="Liberation Serif" fo:color="#00A933"/>
    </style:style>
    <style:style style:name="T330" style:parent-style-name="SourceText" style:family="text">
      <style:text-properties style:font-name="Liberation Serif"/>
    </style:style>
    <style:style style:name="T331" style:parent-style-name="SourceText" style:family="text">
      <style:text-properties style:font-name="Liberation Serif"/>
    </style:style>
    <style:style style:name="T332" style:parent-style-name="SourceText" style:family="text">
      <style:text-properties style:font-name="Liberation Serif"/>
    </style:style>
    <style:style style:name="T333" style:parent-style-name="SourceText" style:family="text">
      <style:text-properties style:font-name="Liberation Serif"/>
    </style:style>
    <style:style style:name="T334" style:parent-style-name="SourceText" style:family="text">
      <style:text-properties style:font-name="Liberation Serif"/>
    </style:style>
    <style:style style:name="T335" style:parent-style-name="SourceText" style:family="text">
      <style:text-properties style:font-name="Liberation Serif"/>
    </style:style>
    <style:style style:name="T336" style:parent-style-name="SourceText" style:family="text">
      <style:text-properties style:font-name="Liberation Serif"/>
    </style:style>
    <style:style style:name="T337" style:parent-style-name="SourceText" style:family="text">
      <style:text-properties style:font-name="Liberation Serif"/>
    </style:style>
    <style:style style:name="T338" style:parent-style-name="SourceText" style:family="text">
      <style:text-properties style:font-name="Liberation Serif"/>
    </style:style>
    <style:style style:name="T339" style:parent-style-name="SourceText" style:family="text">
      <style:text-properties style:font-name="Liberation Serif"/>
    </style:style>
    <style:style style:name="T340" style:parent-style-name="SourceText" style:family="text">
      <style:text-properties style:font-name="Liberation Serif"/>
    </style:style>
    <style:style style:name="P341" style:parent-style-name="Quotations" style:family="paragraph">
      <style:paragraph-properties fo:margin-left="0in">
        <style:tab-stops/>
      </style:paragraph-properties>
    </style:style>
    <style:style style:name="T342" style:parent-style-name="Policepardéfaut" style:family="text">
      <style:text-properties style:font-name-complex="Liberation Mono"/>
    </style:style>
    <style:style style:name="T343" style:parent-style-name="SourceText" style:family="text">
      <style:text-properties style:font-name="Liberation Serif"/>
    </style:style>
    <style:style style:name="T344" style:parent-style-name="Policepardéfaut" style:family="text">
      <style:text-properties style:font-name-complex="Liberation Mono"/>
    </style:style>
    <style:style style:name="T345" style:parent-style-name="SourceText" style:family="text">
      <style:text-properties style:font-name="Liberation Serif"/>
    </style:style>
    <style:style style:name="T346" style:parent-style-name="Policepardéfaut" style:family="text">
      <style:text-properties style:font-name-complex="Liberation Mono"/>
    </style:style>
    <style:style style:name="P347" style:parent-style-name="HorizontalLine" style:family="paragraph">
      <style:text-properties style:font-name-complex="Liberation Mono" fo:font-size="12pt" style:font-size-asian="12pt" style:font-size-complex="12pt"/>
    </style:style>
    <style:style style:name="P348" style:parent-style-name="Titre2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349" style:parent-style-name="Textbody" style:family="paragraph">
      <style:paragraph-properties fo:margin-bottom="0.1965in"/>
      <style:text-properties style:font-name-complex="Liberation Mono"/>
    </style:style>
    <style:style style:name="P350" style:parent-style-name="PreformattedText" style:family="paragraph">
      <style:paragraph-properties fo:margin-bottom="0.1965in"/>
    </style:style>
    <style:style style:name="T351" style:parent-style-name="SourceText" style:family="text">
      <style:text-properties style:font-name="Liberation Serif"/>
    </style:style>
    <style:style style:name="T352" style:parent-style-name="SourceText" style:family="text">
      <style:text-properties style:font-name="Liberation Serif"/>
    </style:style>
    <style:style style:name="P353" style:parent-style-name="Textbody" style:family="paragraph">
      <style:paragraph-properties fo:margin-bottom="0.1965in"/>
    </style:style>
    <style:style style:name="T354" style:parent-style-name="Policepardéfaut" style:family="text">
      <style:text-properties style:font-name-complex="Liberation Mono"/>
    </style:style>
    <style:style style:name="T355" style:parent-style-name="SourceText" style:family="text">
      <style:text-properties style:font-name="Liberation Serif"/>
    </style:style>
    <style:style style:name="T356" style:parent-style-name="Policepardéfaut" style:family="text">
      <style:text-properties style:font-name-complex="Liberation Mono"/>
    </style:style>
    <style:style style:name="P357" style:parent-style-name="HorizontalLine" style:family="paragraph">
      <style:text-properties style:font-name-complex="Liberation Mono" fo:font-size="12pt" style:font-size-asian="12pt" style:font-size-complex="12pt"/>
    </style:style>
    <style:style style:name="P358" style:parent-style-name="Titre2" style:family="paragraph">
      <style:paragraph-properties fo:margin-top="0in" fo:margin-bottom="0.1965in"/>
      <style:text-properties style:font-name-complex="Liberation Mono" fo:font-size="12pt" style:font-size-asian="12pt" style:font-size-complex="12pt"/>
    </style:style>
    <style:style style:name="P359" style:parent-style-name="Textbody" style:family="paragraph">
      <style:paragraph-properties fo:margin-bottom="0.1965in"/>
    </style:style>
    <style:style style:name="T360" style:parent-style-name="Policepardéfaut" style:family="text">
      <style:text-properties style:font-name-complex="Liberation Mono"/>
    </style:style>
    <style:style style:name="T361" style:parent-style-name="Policepardéfaut" style:family="text">
      <style:text-properties style:font-name-complex="Liberation Mono"/>
    </style:style>
    <style:style style:name="T362" style:parent-style-name="SourceText" style:family="text">
      <style:text-properties style:font-name="Liberation Serif"/>
    </style:style>
    <style:style style:name="P363" style:parent-style-name="Textbody" style:family="paragraph">
      <style:paragraph-properties fo:margin-bottom="0.1965in"/>
    </style:style>
    <style:style style:name="T364" style:parent-style-name="Policepardéfaut" style:family="text">
      <style:text-properties style:font-name-complex="Liberation Mono"/>
    </style:style>
    <style:style style:name="T365" style:parent-style-name="Policepardéfaut" style:family="text">
      <style:text-properties style:font-name-complex="Liberation Mono"/>
    </style:style>
    <style:style style:name="T366" style:parent-style-name="SourceText" style:family="text">
      <style:text-properties style:font-name="Liberation Serif"/>
    </style:style>
    <style:style style:name="T367" style:parent-style-name="SourceText" style:family="text">
      <style:text-properties style:font-name="Liberation Serif"/>
    </style:style>
    <style:style style:name="T368" style:parent-style-name="SourceText" style:family="text">
      <style:text-properties style:font-name="Liberation Serif"/>
    </style:style>
    <style:style style:name="T369" style:parent-style-name="SourceText" style:family="text">
      <style:text-properties style:font-name="Liberation Serif"/>
    </style:style>
    <style:style style:name="P370" style:parent-style-name="Textbody" style:family="paragraph">
      <style:paragraph-properties fo:margin-bottom="0.1965in"/>
    </style:style>
    <style:style style:name="P371" style:parent-style-name="Textbody" style:family="paragraph">
      <style:paragraph-properties fo:margin-bottom="0.1965in"/>
    </style:style>
    <style:style style:name="T372" style:parent-style-name="SourceText" style:family="text">
      <style:text-properties style:font-name="Liberation Serif"/>
    </style:style>
    <style:style style:name="T373" style:parent-style-name="SourceText" style:family="text">
      <style:text-properties style:font-name="Liberation Serif"/>
    </style:style>
    <style:style style:name="T374" style:parent-style-name="SourceText" style:family="text">
      <style:text-properties style:font-name="Liberation Serif"/>
    </style:style>
    <style:style style:name="P375" style:parent-style-name="Titre3" style:family="paragraph">
      <style:paragraph-properties fo:margin-top="0in" fo:margin-bottom="0.1965in" fo:line-height="115%"/>
    </style:style>
    <style:style style:name="T376" style:parent-style-name="Policepardéfaut" style:family="text">
      <style:text-properties fo:font-size="12pt" style:font-size-asian="12pt" style:font-size-complex="12pt"/>
    </style:style>
    <style:style style:name="T377" style:parent-style-name="Policepardéfaut" style:family="text">
      <style:text-properties fo:font-size="12pt" style:font-size-asian="12pt" style:font-size-complex="12pt"/>
    </style:style>
    <style:style style:name="T378" style:parent-style-name="SourceText" style:family="text">
      <style:text-properties style:font-name="Liberation Serif"/>
    </style:style>
    <style:style style:name="P379" style:parent-style-name="Textbody" style:family="paragraph">
      <style:paragraph-properties fo:margin-bottom="0.1965in"/>
    </style:style>
    <style:style style:name="T380" style:parent-style-name="SourceText" style:family="text">
      <style:text-properties style:font-name="Liberation Serif"/>
    </style:style>
    <style:style style:name="T381" style:parent-style-name="SourceText" style:family="text">
      <style:text-properties style:font-name="Liberation Serif"/>
    </style:style>
    <style:style style:name="T382" style:parent-style-name="SourceText" style:family="text">
      <style:text-properties style:font-name="Liberation Serif"/>
    </style:style>
    <style:style style:name="P383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384" style:parent-style-name="Titre3" style:family="paragraph">
      <style:paragraph-properties fo:margin-top="0in" fo:margin-bottom="0.1965in" fo:line-height="115%"/>
    </style:style>
    <style:style style:name="T385" style:parent-style-name="Policepardéfaut" style:family="text">
      <style:text-properties fo:font-size="12pt" style:font-size-asian="12pt" style:font-size-complex="12pt"/>
    </style:style>
    <style:style style:name="T386" style:parent-style-name="SourceText" style:family="text">
      <style:text-properties style:font-name="Liberation Serif"/>
    </style:style>
    <style:style style:name="T387" style:parent-style-name="Policepardéfaut" style:family="text">
      <style:text-properties fo:font-size="12pt" style:font-size-asian="12pt" style:font-size-complex="12pt"/>
    </style:style>
    <style:style style:name="P388" style:parent-style-name="Textbody" style:family="paragraph">
      <style:paragraph-properties fo:margin-bottom="0.1965in"/>
    </style:style>
    <style:style style:name="T389" style:parent-style-name="SourceText" style:family="text">
      <style:text-properties style:font-name="Liberation Serif"/>
    </style:style>
    <style:style style:name="T390" style:parent-style-name="SourceText" style:family="text">
      <style:text-properties style:font-name="Liberation Serif"/>
    </style:style>
    <style:style style:name="P391" style:parent-style-name="Textbody" style:family="paragraph">
      <style:paragraph-properties fo:margin-bottom="0.1965in"/>
    </style:style>
    <style:style style:name="T392" style:parent-style-name="SourceText" style:family="text">
      <style:text-properties style:font-name="Liberation Serif"/>
    </style:style>
    <style:style style:name="P393" style:parent-style-name="Textbody" style:family="paragraph">
      <style:paragraph-properties fo:margin-bottom="0.1965in"/>
    </style:style>
    <style:style style:name="P394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395" style:parent-style-name="Titre3" style:family="paragraph">
      <style:paragraph-properties fo:margin-top="0in" fo:margin-bottom="0.1965in" fo:line-height="115%"/>
      <style:text-properties fo:font-size="12pt" style:font-size-asian="12pt" style:font-size-complex="12pt"/>
    </style:style>
    <style:style style:name="P396" style:parent-style-name="PreformattedText" style:family="paragraph">
      <style:paragraph-properties fo:margin-bottom="0.1965in" fo:line-height="115%"/>
    </style:style>
    <style:style style:name="T397" style:parent-style-name="SourceText" style:family="text">
      <style:text-properties style:font-name="Liberation Serif"/>
    </style:style>
    <style:style style:name="P398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399" style:parent-style-name="Titre3" style:family="paragraph">
      <style:paragraph-properties fo:margin-top="0in" fo:margin-bottom="0.1965in" fo:line-height="115%"/>
      <style:text-properties fo:font-size="12pt" style:font-size-asian="12pt" style:font-size-complex="12pt"/>
    </style:style>
    <style:style style:name="P400" style:parent-style-name="PreformattedText" style:family="paragraph">
      <style:paragraph-properties fo:margin-bottom="0.1965in" fo:line-height="115%"/>
    </style:style>
    <style:style style:name="T401" style:parent-style-name="SourceText" style:family="text">
      <style:text-properties style:font-name="Liberation Serif"/>
    </style:style>
    <style:style style:name="P402" style:parent-style-name="Textbody" style:family="paragraph">
      <style:paragraph-properties fo:margin-bottom="0.1965in"/>
    </style:style>
    <style:style style:name="T403" style:parent-style-name="SourceText" style:family="text">
      <style:text-properties style:font-name="Liberation Serif"/>
    </style:style>
    <style:style style:name="P404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405" style:parent-style-name="Titre3" style:family="paragraph">
      <style:paragraph-properties fo:margin-top="0in" fo:margin-bottom="0.1965in" fo:line-height="115%"/>
      <style:text-properties fo:font-size="12pt" style:font-size-asian="12pt" style:font-size-complex="12pt"/>
    </style:style>
    <style:style style:name="P406" style:parent-style-name="PreformattedText" style:family="paragraph">
      <style:paragraph-properties fo:margin-bottom="0.1965in" fo:line-height="115%"/>
    </style:style>
    <style:style style:name="T407" style:parent-style-name="SourceText" style:family="text">
      <style:text-properties style:font-name="Liberation Serif"/>
    </style:style>
    <style:style style:name="P408" style:parent-style-name="Textbody" style:family="paragraph">
      <style:paragraph-properties fo:margin-bottom="0.1965in"/>
    </style:style>
    <style:style style:name="P409" style:parent-style-name="Textbody" style:family="paragraph">
      <style:paragraph-properties fo:margin-bottom="0.1965in"/>
    </style:style>
    <style:style style:name="T410" style:parent-style-name="SourceText" style:family="text">
      <style:text-properties style:font-name="Liberation Serif"/>
    </style:style>
    <style:style style:name="T411" style:parent-style-name="SourceText" style:family="text">
      <style:text-properties style:font-name="Liberation Serif"/>
    </style:style>
    <style:style style:name="T412" style:parent-style-name="SourceText" style:family="text">
      <style:text-properties style:font-name="Liberation Serif"/>
    </style:style>
    <style:style style:name="P413" style:parent-style-name="PreformattedText" style:family="paragraph">
      <style:paragraph-properties fo:margin-bottom="0.1965in" fo:line-height="115%"/>
    </style:style>
    <style:style style:name="T414" style:parent-style-name="SourceText" style:family="text">
      <style:text-properties style:font-name="Liberation Serif"/>
    </style:style>
    <style:style style:name="P415" style:parent-style-name="Textbody" style:family="paragraph">
      <style:paragraph-properties fo:margin-bottom="0.1965in"/>
    </style:style>
    <style:style style:name="P416" style:parent-style-name="Textbody" style:family="paragraph">
      <style:paragraph-properties fo:margin-bottom="0.1965in"/>
    </style:style>
    <style:style style:name="P417" style:parent-style-name="Textbody" style:family="paragraph">
      <style:paragraph-properties fo:margin-bottom="0.1965in"/>
    </style:style>
    <style:style style:name="P418" style:parent-style-name="Titre3" style:family="paragraph">
      <style:paragraph-properties fo:margin-top="0in" fo:margin-bottom="0.1965in"/>
    </style:style>
    <style:style style:name="T419" style:parent-style-name="SourceText" style:family="text">
      <style:text-properties style:font-name="Liberation Serif" fo:font-size="12pt" style:font-size-asian="12pt" style:font-size-complex="12pt"/>
    </style:style>
    <style:style style:name="P420" style:parent-style-name="Textbody" style:family="paragraph">
      <style:paragraph-properties fo:margin-bottom="0.1965in"/>
    </style:style>
    <style:style style:name="P421" style:parent-style-name="Textbody" style:family="paragraph">
      <style:paragraph-properties fo:margin-bottom="0.1965in"/>
    </style:style>
    <style:style style:name="P422" style:parent-style-name="Textbody" style:family="paragraph">
      <style:paragraph-properties fo:margin-bottom="0.1965in"/>
    </style:style>
    <style:style style:name="P423" style:parent-style-name="Quotations" style:family="paragraph">
      <style:paragraph-properties fo:line-height="115%"/>
    </style:style>
    <style:style style:name="P424" style:parent-style-name="Textbody" style:family="paragraph">
      <style:paragraph-properties fo:margin-bottom="0.1965in"/>
    </style:style>
    <style:style style:name="P425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426" style:parent-style-name="Titre3" style:family="paragraph">
      <style:paragraph-properties fo:margin-top="0in" fo:margin-bottom="0.1965in" fo:line-height="115%"/>
      <style:text-properties fo:font-size="12pt" style:font-size-asian="12pt" style:font-size-complex="12pt"/>
    </style:style>
    <style:style style:name="P427" style:parent-style-name="Textbody" style:family="paragraph">
      <style:paragraph-properties fo:margin-bottom="0.1965in"/>
    </style:style>
    <style:style style:name="P428" style:parent-style-name="Textbody" style:family="paragraph">
      <style:paragraph-properties fo:margin-bottom="0.1965in"/>
    </style:style>
    <style:style style:name="P429" style:parent-style-name="Textbody" style:family="paragraph">
      <style:paragraph-properties fo:margin-bottom="0.1965in"/>
    </style:style>
    <style:style style:name="P430" style:parent-style-name="Textbody" style:family="paragraph">
      <style:paragraph-properties fo:margin-bottom="0.1965in"/>
    </style:style>
    <style:style style:name="P431" style:parent-style-name="Textbody" style:family="paragraph">
      <style:paragraph-properties fo:margin-bottom="0.1965in"/>
    </style:style>
    <style:style style:name="P432" style:parent-style-name="Textbody" style:family="paragraph">
      <style:paragraph-properties fo:margin-bottom="0.1965in"/>
    </style:style>
    <style:style style:name="T433" style:parent-style-name="SourceText" style:family="text">
      <style:text-properties style:font-name="Liberation Serif" fo:font-weight="bold" style:font-weight-asian="bold" style:font-weight-complex="bold" fo:font-size="16pt" style:font-size-asian="16pt" style:font-size-complex="16pt"/>
    </style:style>
    <style:style style:name="P434" style:parent-style-name="Titre3" style:family="paragraph">
      <style:paragraph-properties fo:margin-top="0in" fo:margin-bottom="0.1965in"/>
    </style:style>
    <style:style style:name="T435" style:parent-style-name="SourceText" style:family="text">
      <style:text-properties style:font-name="Liberation Serif" fo:font-weight="normal" style:font-weight-asian="normal" style:font-weight-complex="normal" fo:font-size="12pt" style:font-size-asian="12pt" style:font-size-complex="12pt"/>
    </style:style>
    <style:style style:name="T436" style:parent-style-name="SourceText" style:family="text">
      <style:text-properties style:font-name="Liberation Serif" fo:font-size="12pt" style:font-size-asian="12pt" style:font-size-complex="12pt"/>
    </style:style>
    <style:style style:name="P437" style:parent-style-name="Textbody" style:family="paragraph">
      <style:paragraph-properties fo:margin-bottom="0.1965in"/>
    </style:style>
    <style:style style:name="P438" style:parent-style-name="PreformattedText" style:family="paragraph">
      <style:paragraph-properties fo:margin-bottom="0.1965in" fo:line-height="115%"/>
    </style:style>
    <style:style style:name="T439" style:parent-style-name="SourceText" style:family="text">
      <style:text-properties style:font-name="Liberation Serif" fo:font-size="12pt" style:font-size-asian="12pt" style:font-size-complex="12pt"/>
    </style:style>
    <style:style style:name="T440" style:parent-style-name="SourceText" style:family="text">
      <style:text-properties style:font-name="Liberation Serif" fo:font-size="12pt" style:font-size-asian="12pt" style:font-size-complex="12pt"/>
    </style:style>
    <style:style style:name="P441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442" style:parent-style-name="Titre3" style:family="paragraph">
      <style:paragraph-properties fo:margin-top="0in" fo:margin-bottom="0.1965in" fo:line-height="115%"/>
    </style:style>
    <style:style style:name="T443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444" style:parent-style-name="Policepardéfaut" style:family="text">
      <style:text-properties fo:font-size="12pt" style:font-size-asian="12pt" style:font-size-complex="12pt"/>
    </style:style>
    <style:style style:name="P445" style:parent-style-name="Textbody" style:family="paragraph">
      <style:paragraph-properties fo:margin-bottom="0.1965in"/>
    </style:style>
    <style:style style:name="P446" style:parent-style-name="PreformattedText" style:family="paragraph">
      <style:paragraph-properties fo:margin-bottom="0.1965in" fo:line-height="115%"/>
    </style:style>
    <style:style style:name="T447" style:parent-style-name="SourceText" style:family="text">
      <style:text-properties style:font-name="Liberation Serif" fo:font-size="12pt" style:font-size-asian="12pt" style:font-size-complex="12pt"/>
    </style:style>
    <style:style style:name="P448" style:parent-style-name="Textbody" style:family="paragraph">
      <style:paragraph-properties fo:margin-bottom="0.1965in"/>
    </style:style>
    <style:style style:name="P449" style:parent-style-name="PreformattedText" style:family="paragraph">
      <style:paragraph-properties fo:margin-bottom="0.1965in" fo:line-height="115%"/>
    </style:style>
    <style:style style:name="T450" style:parent-style-name="SourceText" style:family="text">
      <style:text-properties style:font-name="Liberation Serif" fo:font-size="12pt" style:font-size-asian="12pt" style:font-size-complex="12pt"/>
    </style:style>
    <style:style style:name="P451" style:parent-style-name="Textbody" style:family="paragraph">
      <style:paragraph-properties fo:margin-bottom="0.1965in"/>
    </style:style>
    <style:style style:name="T452" style:parent-style-name="StrongEmphasis" style:family="text">
      <style:text-properties fo:font-weight="normal" style:font-weight-asian="normal" style:font-weight-complex="normal"/>
    </style:style>
    <style:style style:name="P453" style:parent-style-name="Textbody" style:family="paragraph">
      <style:paragraph-properties fo:margin-bottom="0.1965in"/>
    </style:style>
    <style:style style:name="P454" style:parent-style-name="PreformattedText" style:family="paragraph">
      <style:paragraph-properties fo:margin-bottom="0.1965in" fo:line-height="115%"/>
    </style:style>
    <style:style style:name="T455" style:parent-style-name="SourceText" style:family="text">
      <style:text-properties style:font-name="Liberation Serif" fo:font-size="12pt" style:font-size-asian="12pt" style:font-size-complex="12pt"/>
    </style:style>
    <style:style style:name="T456" style:parent-style-name="SourceText" style:family="text">
      <style:text-properties style:font-name="Liberation Serif" fo:font-size="12pt" style:font-size-asian="12pt" style:font-size-complex="12pt"/>
    </style:style>
    <style:style style:name="P457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458" style:parent-style-name="Titre3" style:family="paragraph">
      <style:paragraph-properties fo:margin-top="0in" fo:margin-bottom="0.1965in" fo:line-height="115%"/>
    </style:style>
    <style:style style:name="T459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460" style:parent-style-name="Policepardéfaut" style:family="text">
      <style:text-properties fo:font-size="12pt" style:font-size-asian="12pt" style:font-size-complex="12pt"/>
    </style:style>
    <style:style style:name="P461" style:parent-style-name="Textbody" style:family="paragraph">
      <style:paragraph-properties fo:margin-bottom="0.1965in"/>
    </style:style>
    <style:style style:name="T462" style:parent-style-name="StrongEmphasis" style:family="text">
      <style:text-properties fo:font-weight="normal" style:font-weight-asian="normal" style:font-weight-complex="normal"/>
    </style:style>
    <style:style style:name="P463" style:parent-style-name="PreformattedText" style:family="paragraph">
      <style:paragraph-properties fo:margin-bottom="0.1965in" fo:line-height="115%"/>
    </style:style>
    <style:style style:name="T464" style:parent-style-name="SourceText" style:family="text">
      <style:text-properties style:font-name="Liberation Serif" fo:font-size="12pt" style:font-size-asian="12pt" style:font-size-complex="12pt"/>
    </style:style>
    <style:style style:name="T465" style:parent-style-name="SourceText" style:family="text">
      <style:text-properties style:font-name="Liberation Serif" fo:font-size="12pt" style:font-size-asian="12pt" style:font-size-complex="12pt"/>
    </style:style>
    <style:style style:name="P466" style:parent-style-name="Textbody" style:family="paragraph">
      <style:paragraph-properties fo:margin-bottom="0.1965in"/>
    </style:style>
    <style:style style:name="T467" style:parent-style-name="StrongEmphasis" style:family="text">
      <style:text-properties fo:font-weight="normal" style:font-weight-asian="normal" style:font-weight-complex="normal"/>
    </style:style>
    <style:style style:name="P468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469" style:parent-style-name="Titre3" style:family="paragraph">
      <style:paragraph-properties fo:margin-top="0in" fo:margin-bottom="0.1965in" fo:line-height="115%"/>
    </style:style>
    <style:style style:name="T470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471" style:parent-style-name="Policepardéfaut" style:family="text">
      <style:text-properties fo:font-size="12pt" style:font-size-asian="12pt" style:font-size-complex="12pt"/>
    </style:style>
    <style:style style:name="P472" style:parent-style-name="Textbody" style:family="paragraph">
      <style:paragraph-properties fo:margin-bottom="0.1965in"/>
    </style:style>
    <style:style style:name="T473" style:parent-style-name="StrongEmphasis" style:family="text">
      <style:text-properties fo:font-weight="normal" style:font-weight-asian="normal" style:font-weight-complex="normal"/>
    </style:style>
    <style:style style:name="P474" style:parent-style-name="PreformattedText" style:family="paragraph">
      <style:paragraph-properties fo:margin-bottom="0.1965in" fo:line-height="115%"/>
    </style:style>
    <style:style style:name="T475" style:parent-style-name="SourceText" style:family="text">
      <style:text-properties style:font-name="Liberation Serif" fo:font-size="12pt" style:font-size-asian="12pt" style:font-size-complex="12pt"/>
    </style:style>
    <style:style style:name="P476" style:parent-style-name="Textbody" style:family="paragraph">
      <style:paragraph-properties fo:margin-bottom="0.1965in"/>
    </style:style>
    <style:style style:name="P477" style:parent-style-name="PreformattedText" style:family="paragraph">
      <style:paragraph-properties fo:margin-bottom="0.1965in" fo:line-height="115%"/>
    </style:style>
    <style:style style:name="T478" style:parent-style-name="SourceText" style:family="text">
      <style:text-properties style:font-name="Liberation Serif" fo:font-size="12pt" style:font-size-asian="12pt" style:font-size-complex="12pt"/>
    </style:style>
    <style:style style:name="P479" style:parent-style-name="Textbody" style:family="paragraph">
      <style:paragraph-properties fo:margin-bottom="0.1965in"/>
    </style:style>
    <style:style style:name="P480" style:parent-style-name="PreformattedText" style:family="paragraph">
      <style:paragraph-properties fo:margin-bottom="0.1965in" fo:line-height="115%"/>
    </style:style>
    <style:style style:name="T481" style:parent-style-name="SourceText" style:family="text">
      <style:text-properties style:font-name="Liberation Serif" fo:font-size="12pt" style:font-size-asian="12pt" style:font-size-complex="12pt"/>
    </style:style>
    <style:style style:name="P482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483" style:parent-style-name="Titre3" style:family="paragraph">
      <style:paragraph-properties fo:margin-top="0in" fo:margin-bottom="0.1965in" fo:line-height="115%"/>
    </style:style>
    <style:style style:name="T484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485" style:parent-style-name="Policepardéfaut" style:family="text">
      <style:text-properties fo:font-size="12pt" style:font-size-asian="12pt" style:font-size-complex="12pt"/>
    </style:style>
    <style:style style:name="P486" style:parent-style-name="Textbody" style:family="paragraph">
      <style:paragraph-properties fo:margin-bottom="0.1965in"/>
    </style:style>
    <style:style style:name="T487" style:parent-style-name="StrongEmphasis" style:family="text">
      <style:text-properties fo:font-weight="normal" style:font-weight-asian="normal" style:font-weight-complex="normal"/>
    </style:style>
    <style:style style:name="P488" style:parent-style-name="Textbody" style:family="paragraph">
      <style:paragraph-properties fo:margin-bottom="0.1965in"/>
    </style:style>
    <style:style style:name="T489" style:parent-style-name="SourceText" style:family="text">
      <style:text-properties style:font-name="Liberation Serif"/>
    </style:style>
    <style:style style:name="P490" style:parent-style-name="Textbody" style:family="paragraph">
      <style:paragraph-properties fo:margin-bottom="0.1965in"/>
    </style:style>
    <style:style style:name="T491" style:parent-style-name="StrongEmphasis" style:family="text">
      <style:text-properties fo:font-weight="normal" style:font-weight-asian="normal" style:font-weight-complex="normal"/>
    </style:style>
    <style:style style:name="P492" style:parent-style-name="Textbody" style:family="paragraph">
      <style:paragraph-properties fo:margin-bottom="0.1965in"/>
    </style:style>
    <style:style style:name="P493" style:parent-style-name="Textbody" style:family="paragraph">
      <style:paragraph-properties fo:margin-bottom="0.1965in"/>
    </style:style>
    <style:style style:name="P494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495" style:parent-style-name="Textbody" style:family="paragraph">
      <style:paragraph-properties fo:margin-bottom="0.1965in"/>
    </style:style>
    <style:style style:name="T496" style:parent-style-name="StrongEmphasis" style:family="text">
      <style:text-properties fo:font-weight="normal" style:font-weight-asian="normal" style:font-weight-complex="normal"/>
    </style:style>
    <style:style style:name="P497" style:parent-style-name="Textbody" style:family="paragraph">
      <style:paragraph-properties fo:margin-bottom="0.1965in"/>
    </style:style>
    <style:style style:name="P498" style:parent-style-name="Textbody" style:family="paragraph">
      <style:paragraph-properties fo:margin-bottom="0.1965in"/>
    </style:style>
    <style:style style:name="P499" style:parent-style-name="Textbody" style:family="paragraph">
      <style:paragraph-properties fo:margin-bottom="0.1965in"/>
    </style:style>
    <style:style style:name="P500" style:parent-style-name="Textbody" style:family="paragraph">
      <style:paragraph-properties fo:margin-bottom="0.1965in"/>
    </style:style>
    <style:style style:name="T501" style:parent-style-name="SourceText" style:family="text">
      <style:text-properties style:font-name="Liberation Serif" fo:font-weight="bold" style:font-weight-asian="bold" style:font-weight-complex="bold" fo:font-size="16pt" style:font-size-asian="16pt" style:font-size-complex="16pt"/>
    </style:style>
    <style:style style:name="P502" style:parent-style-name="Titre3" style:family="paragraph">
      <style:paragraph-properties fo:margin-top="0in" fo:margin-bottom="0.1965in"/>
    </style:style>
    <style:style style:name="T503" style:parent-style-name="SourceText" style:family="text">
      <style:text-properties style:font-name="Liberation Serif" fo:font-weight="normal" style:font-weight-asian="normal" style:font-weight-complex="normal" fo:font-size="12pt" style:font-size-asian="12pt" style:font-size-complex="12pt"/>
    </style:style>
    <style:style style:name="P504" style:parent-style-name="PreformattedText" style:family="paragraph">
      <style:paragraph-properties fo:margin-bottom="0.1965in" fo:line-height="115%"/>
    </style:style>
    <style:style style:name="T505" style:parent-style-name="SourceText" style:family="text">
      <style:text-properties style:font-name="Liberation Serif"/>
    </style:style>
    <style:style style:name="P506" style:parent-style-name="Textbody" style:family="paragraph">
      <style:paragraph-properties fo:margin-bottom="0.1965in"/>
    </style:style>
    <style:style style:name="P507" style:parent-style-name="Titre3" style:family="paragraph">
      <style:paragraph-properties fo:margin-top="0in" fo:margin-bottom="0.1965in" fo:line-height="115%"/>
      <style:text-properties fo:font-weight="normal" style:font-weight-asian="normal" style:font-weight-complex="normal" fo:font-size="12pt" style:font-size-asian="12pt" style:font-size-complex="12pt"/>
    </style:style>
    <style:style style:name="P508" style:parent-style-name="Textbody" style:family="paragraph">
      <style:paragraph-properties fo:margin-bottom="0.1965in"/>
    </style:style>
    <style:style style:name="P509" style:parent-style-name="PreformattedText" style:family="paragraph">
      <style:paragraph-properties fo:margin-bottom="0.1965in" fo:line-height="115%"/>
    </style:style>
    <style:style style:name="T510" style:parent-style-name="SourceText" style:family="text">
      <style:text-properties style:font-name="Liberation Serif"/>
    </style:style>
    <style:style style:name="T511" style:parent-style-name="SourceText" style:family="text">
      <style:text-properties style:font-name="Liberation Serif"/>
    </style:style>
    <style:style style:name="T512" style:parent-style-name="SourceText" style:family="text">
      <style:text-properties style:font-name="Liberation Serif"/>
    </style:style>
    <style:style style:name="P513" style:parent-style-name="Titre3" style:family="paragraph">
      <style:paragraph-properties fo:margin-top="0in" fo:margin-bottom="0.1965in" fo:line-height="115%"/>
      <style:text-properties fo:font-weight="normal" style:font-weight-asian="normal" style:font-weight-complex="normal" fo:font-size="12pt" style:font-size-asian="12pt" style:font-size-complex="12pt"/>
    </style:style>
    <style:style style:name="P514" style:parent-style-name="PreformattedText" style:family="paragraph">
      <style:paragraph-properties fo:margin-bottom="0.1965in" fo:line-height="115%"/>
    </style:style>
    <style:style style:name="T515" style:parent-style-name="SourceText" style:family="text">
      <style:text-properties style:font-name="Liberation Serif"/>
    </style:style>
    <style:style style:name="P516" style:parent-style-name="Textbody" style:family="paragraph">
      <style:paragraph-properties fo:margin-bottom="0.1965in"/>
    </style:style>
    <style:style style:name="P517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518" style:parent-style-name="Textbody" style:family="paragraph">
      <style:paragraph-properties fo:margin-bottom="0.1965in"/>
    </style:style>
    <style:style style:name="P519" style:parent-style-name="Textbody" style:family="paragraph">
      <style:paragraph-properties fo:margin-bottom="0.1965in"/>
    </style:style>
    <style:style style:name="P520" style:parent-style-name="Textbody" style:family="paragraph">
      <style:paragraph-properties fo:margin-bottom="0.1965in"/>
    </style:style>
    <style:style style:name="T521" style:parent-style-name="SourceText" style:family="text">
      <style:text-properties style:font-name="Liberation Serif" fo:font-weight="bold" style:font-weight-asian="bold" style:font-weight-complex="bold" fo:font-size="16pt" style:font-size-asian="16pt" style:font-size-complex="16pt"/>
    </style:style>
    <style:style style:name="P522" style:parent-style-name="Titre3" style:family="paragraph">
      <style:paragraph-properties fo:margin-top="0in" fo:margin-bottom="0.1965in"/>
    </style:style>
    <style:style style:name="T523" style:parent-style-name="SourceText" style:family="text">
      <style:text-properties style:font-name="Liberation Serif" fo:font-weight="normal" style:font-weight-asian="normal" style:font-weight-complex="normal" fo:font-size="12pt" style:font-size-asian="12pt" style:font-size-complex="12pt"/>
    </style:style>
    <style:style style:name="P524" style:parent-style-name="Textbody" style:family="paragraph">
      <style:paragraph-properties fo:margin-bottom="0.1965in"/>
    </style:style>
    <style:style style:name="P525" style:parent-style-name="PreformattedText" style:family="paragraph">
      <style:paragraph-properties fo:margin-bottom="0.1965in" fo:line-height="115%"/>
    </style:style>
    <style:style style:name="T526" style:parent-style-name="SourceText" style:family="text">
      <style:text-properties style:font-name="Liberation Serif"/>
    </style:style>
    <style:style style:name="P527" style:parent-style-name="Textbody" style:family="paragraph">
      <style:paragraph-properties fo:margin-bottom="0.1965in"/>
    </style:style>
    <style:style style:name="P528" style:parent-style-name="Textbody" style:family="paragraph">
      <style:paragraph-properties fo:margin-bottom="0.1965in"/>
    </style:style>
    <style:style style:name="P529" style:parent-style-name="Textbody" style:family="paragraph">
      <style:paragraph-properties fo:margin-bottom="0.1965in"/>
    </style:style>
    <style:style style:name="P530" style:parent-style-name="PreformattedText" style:family="paragraph">
      <style:paragraph-properties fo:margin-bottom="0.1965in" fo:line-height="115%"/>
    </style:style>
    <style:style style:name="T531" style:parent-style-name="SourceText" style:family="text">
      <style:text-properties style:font-name="Liberation Serif"/>
    </style:style>
    <style:style style:name="P532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533" style:parent-style-name="Titre3" style:family="paragraph">
      <style:paragraph-properties fo:margin-top="0in" fo:margin-bottom="0.1965in" fo:line-height="115%"/>
    </style:style>
    <style:style style:name="T534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535" style:parent-style-name="SourceText" style:family="text">
      <style:text-properties style:font-name="Liberation Serif"/>
    </style:style>
    <style:style style:name="T536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P537" style:parent-style-name="Textbody" style:family="paragraph">
      <style:paragraph-properties fo:margin-bottom="0.1965in"/>
    </style:style>
    <style:style style:name="P538" style:parent-style-name="PreformattedText" style:family="paragraph">
      <style:paragraph-properties fo:margin-bottom="0.1965in" fo:line-height="115%"/>
    </style:style>
    <style:style style:name="T539" style:parent-style-name="SourceText" style:family="text">
      <style:text-properties style:font-name="Liberation Serif"/>
    </style:style>
    <style:style style:name="P540" style:parent-style-name="Textbody" style:family="paragraph">
      <style:paragraph-properties fo:margin-bottom="0.1965in"/>
    </style:style>
    <style:style style:name="P541" style:parent-style-name="PreformattedText" style:family="paragraph">
      <style:paragraph-properties fo:margin-bottom="0.1965in" fo:line-height="115%"/>
    </style:style>
    <style:style style:name="T542" style:parent-style-name="SourceText" style:family="text">
      <style:text-properties style:font-name="Liberation Serif"/>
    </style:style>
    <style:style style:name="P543" style:parent-style-name="Textbody" style:family="paragraph">
      <style:paragraph-properties fo:margin-bottom="0.1965in"/>
    </style:style>
    <style:style style:name="T544" style:parent-style-name="SourceText" style:family="text">
      <style:text-properties style:font-name="Liberation Serif" fo:font-weight="bold" style:font-weight-asian="bold" style:font-weight-complex="bold"/>
    </style:style>
    <style:style style:name="P545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546" style:parent-style-name="Titre3" style:family="paragraph">
      <style:paragraph-properties fo:margin-top="0in" fo:margin-bottom="0.1965in" fo:line-height="115%"/>
      <style:text-properties fo:font-weight="normal" style:font-weight-asian="normal" style:font-weight-complex="normal" fo:font-size="12pt" style:font-size-asian="12pt" style:font-size-complex="12pt"/>
    </style:style>
    <style:style style:name="P547" style:parent-style-name="Textbody" style:family="paragraph">
      <style:paragraph-properties fo:margin-bottom="0.1965in"/>
    </style:style>
    <style:style style:name="P548" style:parent-style-name="Textbody" style:family="paragraph">
      <style:paragraph-properties fo:margin-bottom="0.1965in"/>
    </style:style>
    <style:style style:name="P549" style:parent-style-name="PreformattedText" style:family="paragraph">
      <style:paragraph-properties fo:margin-bottom="0.1965in" fo:line-height="115%"/>
    </style:style>
    <style:style style:name="T550" style:parent-style-name="SourceText" style:family="text">
      <style:text-properties style:font-name="Liberation Serif"/>
    </style:style>
    <style:style style:name="P551" style:parent-style-name="Textbody" style:family="paragraph">
      <style:paragraph-properties fo:margin-bottom="0.1965in"/>
    </style:style>
    <style:style style:name="P552" style:parent-style-name="HorizontalLine" style:family="paragraph">
      <style:paragraph-properties fo:line-height="115%"/>
      <style:text-properties fo:font-size="12pt" style:font-size-asian="12pt" style:font-size-complex="12pt"/>
    </style:style>
    <style:style style:name="P553" style:parent-style-name="Textbody" style:family="paragraph">
      <style:paragraph-properties fo:margin-bottom="0.1965in"/>
    </style:style>
    <style:style style:name="T554" style:parent-style-name="SourceText" style:family="text">
      <style:text-properties style:font-name="Liberation Serif"/>
    </style:style>
    <style:style style:name="P555" style:parent-style-name="Textbody" style:family="paragraph">
      <style:paragraph-properties fo:margin-bottom="0.1965in"/>
    </style:style>
    <style:style style:name="T556" style:parent-style-name="SourceText" style:family="text">
      <style:text-properties style:font-name="Liberation Serif"/>
    </style:style>
    <style:style style:name="P557" style:parent-style-name="Textbody" style:family="paragraph">
      <style:paragraph-properties fo:margin-bottom="0.1965in"/>
    </style:style>
    <style:style style:name="T558" style:parent-style-name="SourceText" style:family="text">
      <style:text-properties style:font-name="Liberation Serif"/>
    </style:style>
    <style:style style:name="P559" style:parent-style-name="Textbody" style:family="paragraph">
      <style:paragraph-properties fo:margin-bottom="0.1965in"/>
    </style:style>
    <style:style style:name="T560" style:parent-style-name="SourceText" style:family="text">
      <style:text-properties style:font-name="Liberation Serif"/>
    </style:style>
    <style:style style:name="P561" style:parent-style-name="Textbody" style:family="paragraph">
      <style:paragraph-properties fo:margin-bottom="0.1965in" fo:line-height="100%"/>
    </style:style>
    <style:style style:name="T562" style:parent-style-name="SourceText" style:family="text">
      <style:text-properties style:font-name="Liberation Serif" fo:font-size="8pt" style:font-size-asian="8pt" style:font-size-complex="8pt"/>
    </style:style>
    <style:style style:name="P563" style:parent-style-name="Textbody" style:family="paragraph">
      <style:paragraph-properties fo:margin-bottom="0.1965in" fo:line-height="100%"/>
    </style:style>
    <style:style style:name="T564" style:parent-style-name="SourceText" style:family="text">
      <style:text-properties style:font-name="Liberation Serif" fo:font-size="8pt" style:font-size-asian="8pt" style:font-size-complex="8pt"/>
    </style:style>
    <style:style style:name="T565" style:parent-style-name="SourceText" style:family="text">
      <style:text-properties style:font-name="Liberation Serif" fo:font-size="8pt" style:font-size-asian="8pt" style:font-size-complex="8pt"/>
    </style:style>
    <style:style style:name="T566" style:parent-style-name="SourceText" style:family="text">
      <style:text-properties style:font-name="Liberation Serif" fo:font-size="8pt" style:font-size-asian="8pt" style:font-size-complex="8pt"/>
    </style:style>
    <style:style style:name="T567" style:parent-style-name="SourceText" style:family="text">
      <style:text-properties style:font-name="Liberation Serif" fo:font-size="8pt" style:font-size-asian="8pt" style:font-size-complex="8pt"/>
    </style:style>
    <style:style style:name="T568" style:parent-style-name="SourceText" style:family="text">
      <style:text-properties style:font-name="Liberation Serif" fo:font-size="8pt" style:font-size-asian="8pt" style:font-size-complex="8pt"/>
    </style:style>
    <style:style style:name="T569" style:parent-style-name="SourceText" style:family="text">
      <style:text-properties style:font-name="Liberation Serif" fo:font-size="8pt" style:font-size-asian="8pt" style:font-size-complex="8pt"/>
    </style:style>
    <style:style style:name="T570" style:parent-style-name="SourceText" style:family="text">
      <style:text-properties style:font-name="Liberation Serif" fo:font-size="8pt" style:font-size-asian="8pt" style:font-size-complex="8pt"/>
    </style:style>
    <style:style style:name="T571" style:parent-style-name="SourceText" style:family="text">
      <style:text-properties style:font-name="Liberation Serif" fo:font-size="8pt" style:font-size-asian="8pt" style:font-size-complex="8pt"/>
    </style:style>
    <style:style style:name="T572" style:parent-style-name="SourceText" style:family="text">
      <style:text-properties style:font-name="Liberation Serif" fo:font-size="8pt" style:font-size-asian="8pt" style:font-size-complex="8pt"/>
    </style:style>
    <style:style style:name="T573" style:parent-style-name="SourceText" style:family="text">
      <style:text-properties style:font-name="Liberation Serif" fo:font-size="8pt" style:font-size-asian="8pt" style:font-size-complex="8pt"/>
    </style:style>
    <style:style style:name="T574" style:parent-style-name="SourceText" style:family="text">
      <style:text-properties style:font-name="Liberation Serif" fo:font-size="8pt" style:font-size-asian="8pt" style:font-size-complex="8pt"/>
    </style:style>
    <style:style style:name="T575" style:parent-style-name="SourceText" style:family="text">
      <style:text-properties style:font-name="Liberation Serif" fo:font-size="8pt" style:font-size-asian="8pt" style:font-size-complex="8pt"/>
    </style:style>
    <style:style style:name="P576" style:parent-style-name="Textbody" style:family="paragraph">
      <style:paragraph-properties fo:margin-bottom="0.1965in" fo:line-height="100%"/>
    </style:style>
    <style:style style:name="T577" style:parent-style-name="SourceText" style:family="text">
      <style:text-properties style:font-name="Liberation Serif" fo:font-size="8pt" style:font-size-asian="8pt" style:font-size-complex="8pt"/>
    </style:style>
    <style:style style:name="P578" style:parent-style-name="Textbody" style:family="paragraph">
      <style:paragraph-properties fo:margin-bottom="0.1965in" fo:line-height="100%"/>
    </style:style>
    <style:style style:name="T579" style:parent-style-name="SourceText" style:family="text">
      <style:text-properties style:font-name="Liberation Serif" fo:font-size="8pt" style:font-size-asian="8pt" style:font-size-complex="8pt"/>
    </style:style>
    <style:style style:name="P580" style:parent-style-name="Textbody" style:family="paragraph">
      <style:paragraph-properties fo:margin-bottom="0.1965in" fo:line-height="100%"/>
    </style:style>
    <style:style style:name="T581" style:parent-style-name="SourceText" style:family="text">
      <style:text-properties style:font-name="Liberation Serif" fo:font-size="8pt" style:font-size-asian="8pt" style:font-size-complex="8pt"/>
    </style:style>
    <style:style style:name="P582" style:parent-style-name="Textbody" style:family="paragraph">
      <style:paragraph-properties fo:margin-bottom="0.1965in" fo:line-height="100%"/>
    </style:style>
    <style:style style:name="T583" style:parent-style-name="SourceText" style:family="text">
      <style:text-properties style:font-name="Liberation Serif" fo:font-size="8pt" style:font-size-asian="8pt" style:font-size-complex="8pt"/>
    </style:style>
    <style:style style:name="P584" style:parent-style-name="Textbody" style:family="paragraph">
      <style:paragraph-properties fo:margin-bottom="0.1965in" fo:line-height="100%"/>
    </style:style>
    <style:style style:name="T585" style:parent-style-name="SourceText" style:family="text">
      <style:text-properties style:font-name="Liberation Serif" fo:font-size="8pt" style:font-size-asian="8pt" style:font-size-complex="8pt"/>
    </style:style>
    <style:style style:name="P586" style:parent-style-name="Textbody" style:family="paragraph">
      <style:paragraph-properties fo:margin-bottom="0.1965in" fo:line-height="100%"/>
    </style:style>
    <style:style style:name="T587" style:parent-style-name="SourceText" style:family="text">
      <style:text-properties style:font-name="Liberation Serif" fo:font-size="8pt" style:font-size-asian="8pt" style:font-size-complex="8pt"/>
    </style:style>
    <style:style style:name="P588" style:parent-style-name="Textbody" style:family="paragraph">
      <style:paragraph-properties fo:margin-bottom="0.1965in" fo:line-height="100%"/>
    </style:style>
    <style:style style:name="T589" style:parent-style-name="SourceText" style:family="text">
      <style:text-properties style:font-name="Liberation Serif" fo:font-size="8pt" style:font-size-asian="8pt" style:font-size-complex="8pt"/>
    </style:style>
    <style:style style:name="P590" style:parent-style-name="Textbody" style:family="paragraph">
      <style:paragraph-properties fo:margin-bottom="0.1965in" fo:line-height="100%"/>
    </style:style>
    <style:style style:name="T591" style:parent-style-name="SourceText" style:family="text">
      <style:text-properties style:font-name="Liberation Serif" fo:font-size="8pt" style:font-size-asian="8pt" style:font-size-complex="8pt"/>
    </style:style>
    <style:style style:name="P592" style:parent-style-name="Textbody" style:family="paragraph">
      <style:paragraph-properties fo:margin-bottom="0.1965in" fo:line-height="100%"/>
    </style:style>
    <style:style style:name="T593" style:parent-style-name="SourceText" style:family="text">
      <style:text-properties style:font-name="Liberation Serif" fo:font-size="8pt" style:font-size-asian="8pt" style:font-size-complex="8pt"/>
    </style:style>
    <style:style style:name="P594" style:parent-style-name="Textbody" style:family="paragraph">
      <style:paragraph-properties fo:margin-bottom="0.1965in" fo:line-height="100%"/>
    </style:style>
    <style:style style:name="T595" style:parent-style-name="SourceText" style:family="text">
      <style:text-properties style:font-name="Liberation Serif" fo:font-size="8pt" style:font-size-asian="8pt" style:font-size-complex="8pt"/>
    </style:style>
    <style:style style:name="P596" style:parent-style-name="Textbody" style:family="paragraph">
      <style:paragraph-properties fo:margin-bottom="0.1965in" fo:line-height="100%"/>
    </style:style>
    <style:style style:name="T597" style:parent-style-name="SourceText" style:family="text">
      <style:text-properties style:font-name="Liberation Serif" fo:font-size="8pt" style:font-size-asian="8pt" style:font-size-complex="8pt"/>
    </style:style>
    <style:style style:name="P598" style:parent-style-name="Textbody" style:family="paragraph">
      <style:paragraph-properties fo:margin-bottom="0.1965in" fo:line-height="100%"/>
    </style:style>
    <style:style style:name="T599" style:parent-style-name="SourceText" style:family="text">
      <style:text-properties style:font-name="Liberation Serif" fo:font-size="8pt" style:font-size-asian="8pt" style:font-size-complex="8pt"/>
    </style:style>
    <style:style style:name="P600" style:parent-style-name="Textbody" style:family="paragraph">
      <style:paragraph-properties fo:margin-bottom="0.1965in" fo:line-height="100%"/>
    </style:style>
    <style:style style:name="T601" style:parent-style-name="SourceText" style:family="text">
      <style:text-properties style:font-name="Liberation Serif" fo:font-size="8pt" style:font-size-asian="8pt" style:font-size-complex="8pt"/>
    </style:style>
    <style:style style:name="P602" style:parent-style-name="Textbody" style:family="paragraph">
      <style:paragraph-properties fo:margin-bottom="0.1965in" fo:line-height="100%"/>
    </style:style>
    <style:style style:name="T603" style:parent-style-name="SourceText" style:family="text">
      <style:text-properties style:font-name="Liberation Serif" fo:font-size="8pt" style:font-size-asian="8pt" style:font-size-complex="8pt"/>
    </style:style>
    <style:style style:name="P604" style:parent-style-name="Textbody" style:family="paragraph">
      <style:paragraph-properties fo:margin-bottom="0.1965in" fo:line-height="100%"/>
    </style:style>
    <style:style style:name="T605" style:parent-style-name="SourceText" style:family="text">
      <style:text-properties style:font-name="Liberation Serif" fo:font-size="8pt" style:font-size-asian="8pt" style:font-size-complex="8pt"/>
    </style:style>
    <style:style style:name="P606" style:parent-style-name="Textbody" style:family="paragraph">
      <style:paragraph-properties fo:margin-bottom="0.1965in" fo:line-height="100%"/>
    </style:style>
    <style:style style:name="T607" style:parent-style-name="SourceText" style:family="text">
      <style:text-properties style:font-name="Liberation Serif" fo:font-size="8pt" style:font-size-asian="8pt" style:font-size-complex="8pt"/>
    </style:style>
    <style:style style:name="P608" style:parent-style-name="Textbody" style:family="paragraph">
      <style:paragraph-properties fo:margin-bottom="0.1965in" fo:line-height="100%"/>
    </style:style>
    <style:style style:name="T609" style:parent-style-name="SourceText" style:family="text">
      <style:text-properties style:font-name="Liberation Serif" fo:font-size="8pt" style:font-size-asian="8pt" style:font-size-complex="8pt"/>
    </style:style>
    <style:style style:name="P610" style:parent-style-name="Textbody" style:family="paragraph">
      <style:paragraph-properties fo:margin-bottom="0.1965in" fo:line-height="100%"/>
    </style:style>
    <style:style style:name="T611" style:parent-style-name="SourceText" style:family="text">
      <style:text-properties style:font-name="Liberation Serif" fo:font-size="8pt" style:font-size-asian="8pt" style:font-size-complex="8pt"/>
    </style:style>
    <style:style style:name="P612" style:parent-style-name="Textbody" style:family="paragraph">
      <style:paragraph-properties fo:margin-bottom="0.1965in" fo:line-height="100%"/>
    </style:style>
    <style:style style:name="T613" style:parent-style-name="SourceText" style:family="text">
      <style:text-properties style:font-name="Liberation Serif" fo:font-size="8pt" style:font-size-asian="8pt" style:font-size-complex="8pt"/>
    </style:style>
    <style:style style:name="P614" style:parent-style-name="Textbody" style:family="paragraph">
      <style:paragraph-properties fo:margin-bottom="0.1965in" fo:line-height="100%"/>
    </style:style>
    <style:style style:name="T615" style:parent-style-name="SourceText" style:family="text">
      <style:text-properties style:font-name="Liberation Serif" fo:font-size="8pt" style:font-size-asian="8pt" style:font-size-complex="8pt"/>
    </style:style>
    <style:style style:name="P616" style:parent-style-name="Textbody" style:family="paragraph">
      <style:paragraph-properties fo:margin-bottom="0.1965in" fo:line-height="100%"/>
    </style:style>
    <style:style style:name="T617" style:parent-style-name="SourceText" style:family="text">
      <style:text-properties style:font-name="Liberation Serif" fo:font-size="8pt" style:font-size-asian="8pt" style:font-size-complex="8pt"/>
    </style:style>
    <style:style style:name="P618" style:parent-style-name="Textbody" style:family="paragraph">
      <style:paragraph-properties fo:margin-bottom="0.1965in" fo:line-height="100%"/>
    </style:style>
    <style:style style:name="T619" style:parent-style-name="SourceText" style:family="text">
      <style:text-properties style:font-name="Liberation Serif" fo:font-size="8pt" style:font-size-asian="8pt" style:font-size-complex="8pt"/>
    </style:style>
    <style:style style:name="P620" style:parent-style-name="Textbody" style:family="paragraph">
      <style:paragraph-properties fo:margin-bottom="0.1965in" fo:line-height="100%"/>
    </style:style>
    <style:style style:name="T621" style:parent-style-name="SourceText" style:family="text">
      <style:text-properties style:font-name="Liberation Serif" fo:font-size="8pt" style:font-size-asian="8pt" style:font-size-complex="8pt"/>
    </style:style>
    <style:style style:name="P622" style:parent-style-name="Textbody" style:family="paragraph">
      <style:paragraph-properties fo:margin-bottom="0.1965in" fo:line-height="100%"/>
    </style:style>
    <style:style style:name="T623" style:parent-style-name="SourceText" style:family="text">
      <style:text-properties style:font-name="Liberation Serif" fo:font-size="8pt" style:font-size-asian="8pt" style:font-size-complex="8pt"/>
    </style:style>
    <style:style style:name="P624" style:parent-style-name="Textbody" style:family="paragraph">
      <style:paragraph-properties fo:margin-bottom="0.1965in" fo:line-height="100%"/>
    </style:style>
    <style:style style:name="T625" style:parent-style-name="SourceText" style:family="text">
      <style:text-properties style:font-name="Liberation Serif" fo:font-size="8pt" style:font-size-asian="8pt" style:font-size-complex="8pt"/>
    </style:style>
    <style:style style:name="P626" style:parent-style-name="Textbody" style:family="paragraph">
      <style:paragraph-properties fo:margin-bottom="0.1965in" fo:line-height="100%"/>
    </style:style>
    <style:style style:name="T627" style:parent-style-name="SourceText" style:family="text">
      <style:text-properties style:font-name="Liberation Serif" fo:font-size="8pt" style:font-size-asian="8pt" style:font-size-complex="8pt"/>
    </style:style>
    <style:style style:name="P628" style:parent-style-name="Textbody" style:family="paragraph">
      <style:paragraph-properties fo:margin-bottom="0.1965in" fo:line-height="100%"/>
    </style:style>
    <style:style style:name="T629" style:parent-style-name="SourceText" style:family="text">
      <style:text-properties style:font-name="Liberation Serif" fo:font-size="8pt" style:font-size-asian="8pt" style:font-size-complex="8pt"/>
    </style:style>
    <style:style style:name="P630" style:parent-style-name="Textbody" style:family="paragraph">
      <style:paragraph-properties fo:margin-bottom="0.1965in" fo:line-height="100%"/>
    </style:style>
    <style:style style:name="T631" style:parent-style-name="SourceText" style:family="text">
      <style:text-properties style:font-name="Liberation Serif" fo:font-size="8pt" style:font-size-asian="8pt" style:font-size-complex="8pt"/>
    </style:style>
    <style:style style:name="P632" style:parent-style-name="Textbody" style:family="paragraph">
      <style:paragraph-properties fo:margin-bottom="0.1965in" fo:line-height="100%"/>
    </style:style>
    <style:style style:name="T633" style:parent-style-name="SourceText" style:family="text">
      <style:text-properties style:font-name="Liberation Serif" fo:font-size="8pt" style:font-size-asian="8pt" style:font-size-complex="8pt"/>
    </style:style>
    <style:style style:name="P634" style:parent-style-name="Textbody" style:family="paragraph">
      <style:paragraph-properties fo:margin-bottom="0.1965in" fo:line-height="100%"/>
    </style:style>
    <style:style style:name="T635" style:parent-style-name="SourceText" style:family="text">
      <style:text-properties style:font-name="Liberation Serif" fo:font-size="8pt" style:font-size-asian="8pt" style:font-size-complex="8pt"/>
    </style:style>
    <style:style style:name="P636" style:parent-style-name="Textbody" style:family="paragraph">
      <style:paragraph-properties fo:margin-bottom="0.1965in" fo:line-height="100%"/>
    </style:style>
    <style:style style:name="T637" style:parent-style-name="SourceText" style:family="text">
      <style:text-properties style:font-name="Liberation Serif" fo:font-size="8pt" style:font-size-asian="8pt" style:font-size-complex="8pt"/>
    </style:style>
    <style:style style:name="P638" style:parent-style-name="Textbody" style:family="paragraph">
      <style:paragraph-properties fo:margin-bottom="0.1965in" fo:line-height="100%"/>
    </style:style>
    <style:style style:name="T639" style:parent-style-name="SourceText" style:family="text">
      <style:text-properties style:font-name="Liberation Serif" fo:font-size="8pt" style:font-size-asian="8pt" style:font-size-complex="8pt"/>
    </style:style>
    <style:style style:name="P640" style:parent-style-name="Textbody" style:family="paragraph">
      <style:paragraph-properties fo:margin-bottom="0.1965in" fo:line-height="100%"/>
    </style:style>
    <style:style style:name="T641" style:parent-style-name="SourceText" style:family="text">
      <style:text-properties style:font-name="Liberation Serif" fo:font-size="8pt" style:font-size-asian="8pt" style:font-size-complex="8pt"/>
    </style:style>
    <style:style style:name="P642" style:parent-style-name="Textbody" style:family="paragraph">
      <style:paragraph-properties fo:margin-bottom="0.1965in" fo:line-height="100%"/>
    </style:style>
    <style:style style:name="T643" style:parent-style-name="SourceText" style:family="text">
      <style:text-properties style:font-name="Liberation Serif" fo:font-size="8pt" style:font-size-asian="8pt" style:font-size-complex="8pt"/>
    </style:style>
    <style:style style:name="P644" style:parent-style-name="Textbody" style:family="paragraph">
      <style:paragraph-properties fo:margin-bottom="0.1965in" fo:line-height="100%"/>
    </style:style>
    <style:style style:name="T645" style:parent-style-name="SourceText" style:family="text">
      <style:text-properties style:font-name="Liberation Serif" fo:font-size="8pt" style:font-size-asian="8pt" style:font-size-complex="8pt"/>
    </style:style>
    <style:style style:name="P646" style:parent-style-name="Textbody" style:family="paragraph">
      <style:paragraph-properties fo:margin-bottom="0.1965in" fo:line-height="100%"/>
    </style:style>
    <style:style style:name="T647" style:parent-style-name="SourceText" style:family="text">
      <style:text-properties style:font-name="Liberation Serif" fo:font-size="8pt" style:font-size-asian="8pt" style:font-size-complex="8pt"/>
    </style:style>
    <style:style style:name="P648" style:parent-style-name="Textbody" style:family="paragraph">
      <style:paragraph-properties fo:margin-bottom="0.1965in" fo:line-height="100%"/>
    </style:style>
    <style:style style:name="T649" style:parent-style-name="SourceText" style:family="text">
      <style:text-properties style:font-name="Liberation Serif" fo:font-size="8pt" style:font-size-asian="8pt" style:font-size-complex="8pt"/>
    </style:style>
    <style:style style:name="P650" style:parent-style-name="Textbody" style:family="paragraph">
      <style:paragraph-properties fo:margin-bottom="0.1965in" fo:line-height="100%"/>
    </style:style>
    <style:style style:name="T651" style:parent-style-name="SourceText" style:family="text">
      <style:text-properties style:font-name="Liberation Serif" fo:font-size="8pt" style:font-size-asian="8pt" style:font-size-complex="8pt"/>
    </style:style>
    <style:style style:name="P652" style:parent-style-name="Textbody" style:family="paragraph">
      <style:paragraph-properties fo:margin-bottom="0.1965in" fo:line-height="100%"/>
    </style:style>
    <style:style style:name="T653" style:parent-style-name="SourceText" style:family="text">
      <style:text-properties style:font-name="Liberation Serif" fo:font-size="8pt" style:font-size-asian="8pt" style:font-size-complex="8pt"/>
    </style:style>
    <style:style style:name="P654" style:parent-style-name="Textbody" style:family="paragraph">
      <style:paragraph-properties fo:margin-bottom="0.1965in" fo:line-height="100%"/>
    </style:style>
    <style:style style:name="T655" style:parent-style-name="SourceText" style:family="text">
      <style:text-properties style:font-name="Liberation Serif" fo:font-size="8pt" style:font-size-asian="8pt" style:font-size-complex="8pt"/>
    </style:style>
    <style:style style:name="P656" style:parent-style-name="Textbody" style:family="paragraph">
      <style:paragraph-properties fo:margin-bottom="0.1965in" fo:line-height="100%"/>
    </style:style>
    <style:style style:name="T657" style:parent-style-name="SourceText" style:family="text">
      <style:text-properties style:font-name="Liberation Serif" fo:font-size="8pt" style:font-size-asian="8pt" style:font-size-complex="8pt"/>
    </style:style>
    <style:style style:name="P658" style:parent-style-name="Textbody" style:family="paragraph">
      <style:paragraph-properties fo:margin-bottom="0.1965in" fo:line-height="100%"/>
    </style:style>
    <style:style style:name="T659" style:parent-style-name="SourceText" style:family="text">
      <style:text-properties style:font-name="Liberation Serif" fo:font-size="8pt" style:font-size-asian="8pt" style:font-size-complex="8pt"/>
    </style:style>
    <style:style style:name="P660" style:parent-style-name="Textbody" style:family="paragraph">
      <style:paragraph-properties fo:margin-bottom="0.1965in" fo:line-height="100%"/>
    </style:style>
    <style:style style:name="T661" style:parent-style-name="SourceText" style:family="text">
      <style:text-properties style:font-name="Liberation Serif" fo:font-size="8pt" style:font-size-asian="8pt" style:font-size-complex="8pt"/>
    </style:style>
    <style:style style:name="P662" style:parent-style-name="Textbody" style:family="paragraph">
      <style:paragraph-properties fo:margin-bottom="0.1965in" fo:line-height="100%"/>
    </style:style>
    <style:style style:name="T663" style:parent-style-name="SourceText" style:family="text">
      <style:text-properties style:font-name="Liberation Serif" fo:font-size="8pt" style:font-size-asian="8pt" style:font-size-complex="8pt"/>
    </style:style>
    <style:style style:name="P664" style:parent-style-name="Textbody" style:family="paragraph">
      <style:paragraph-properties fo:margin-bottom="0.1965in" fo:line-height="100%"/>
    </style:style>
    <style:style style:name="T665" style:parent-style-name="SourceText" style:family="text">
      <style:text-properties style:font-name="Liberation Serif" fo:font-size="8pt" style:font-size-asian="8pt" style:font-size-complex="8pt"/>
    </style:style>
    <style:style style:name="P666" style:parent-style-name="Textbody" style:family="paragraph">
      <style:paragraph-properties fo:margin-bottom="0.1965in" fo:line-height="100%"/>
    </style:style>
    <style:style style:name="T667" style:parent-style-name="SourceText" style:family="text">
      <style:text-properties style:font-name="Liberation Serif" fo:font-size="8pt" style:font-size-asian="8pt" style:font-size-complex="8pt"/>
    </style:style>
    <style:style style:name="P668" style:parent-style-name="Textbody" style:family="paragraph">
      <style:paragraph-properties fo:margin-bottom="0.1965in" fo:line-height="100%"/>
    </style:style>
    <style:style style:name="T669" style:parent-style-name="SourceText" style:family="text">
      <style:text-properties style:font-name="Liberation Serif" fo:font-size="8pt" style:font-size-asian="8pt" style:font-size-complex="8pt"/>
    </style:style>
    <style:style style:name="P670" style:parent-style-name="Textbody" style:family="paragraph">
      <style:paragraph-properties fo:margin-bottom="0.1965in" fo:line-height="100%"/>
    </style:style>
    <style:style style:name="T671" style:parent-style-name="SourceText" style:family="text">
      <style:text-properties style:font-name="Liberation Serif" fo:font-size="8pt" style:font-size-asian="8pt" style:font-size-complex="8pt"/>
    </style:style>
    <style:style style:name="P672" style:parent-style-name="Textbody" style:family="paragraph">
      <style:paragraph-properties fo:margin-bottom="0.1965in" fo:line-height="100%"/>
    </style:style>
    <style:style style:name="T673" style:parent-style-name="SourceText" style:family="text">
      <style:text-properties style:font-name="Liberation Serif" fo:font-size="8pt" style:font-size-asian="8pt" style:font-size-complex="8pt"/>
    </style:style>
    <style:style style:name="P674" style:parent-style-name="Textbody" style:family="paragraph">
      <style:paragraph-properties fo:margin-bottom="0.1965in" fo:line-height="100%"/>
    </style:style>
    <style:style style:name="T675" style:parent-style-name="SourceText" style:family="text">
      <style:text-properties style:font-name="Liberation Serif" fo:font-size="8pt" style:font-size-asian="8pt" style:font-size-complex="8pt"/>
    </style:style>
    <style:style style:name="P676" style:parent-style-name="Textbody" style:family="paragraph">
      <style:paragraph-properties fo:margin-bottom="0.1965in" fo:line-height="100%"/>
    </style:style>
    <style:style style:name="T677" style:parent-style-name="SourceText" style:family="text">
      <style:text-properties style:font-name="Liberation Serif" fo:font-size="8pt" style:font-size-asian="8pt" style:font-size-complex="8pt"/>
    </style:style>
    <style:style style:name="P678" style:parent-style-name="Textbody" style:family="paragraph">
      <style:paragraph-properties fo:margin-bottom="0.1965in" fo:line-height="100%"/>
    </style:style>
    <style:style style:name="T679" style:parent-style-name="SourceText" style:family="text">
      <style:text-properties style:font-name="Liberation Serif" fo:font-size="8pt" style:font-size-asian="8pt" style:font-size-complex="8pt"/>
    </style:style>
    <style:style style:name="P680" style:parent-style-name="Textbody" style:family="paragraph">
      <style:paragraph-properties fo:margin-bottom="0.1965in" fo:line-height="100%"/>
    </style:style>
    <style:style style:name="T681" style:parent-style-name="SourceText" style:family="text">
      <style:text-properties style:font-name="Liberation Serif" fo:font-size="8pt" style:font-size-asian="8pt" style:font-size-complex="8pt"/>
    </style:style>
    <style:style style:name="P682" style:parent-style-name="Textbody" style:family="paragraph">
      <style:paragraph-properties fo:margin-bottom="0.1965in" fo:line-height="100%"/>
    </style:style>
    <style:style style:name="T683" style:parent-style-name="SourceText" style:family="text">
      <style:text-properties style:font-name="Liberation Serif" fo:font-size="8pt" style:font-size-asian="8pt" style:font-size-complex="8pt"/>
    </style:style>
    <style:style style:name="P684" style:parent-style-name="Textbody" style:family="paragraph">
      <style:paragraph-properties fo:margin-bottom="0.1965in" fo:line-height="100%"/>
    </style:style>
    <style:style style:name="T685" style:parent-style-name="SourceText" style:family="text">
      <style:text-properties style:font-name="Liberation Serif" fo:font-size="8pt" style:font-size-asian="8pt" style:font-size-complex="8pt"/>
    </style:style>
    <style:style style:name="P686" style:parent-style-name="Textbody" style:family="paragraph">
      <style:paragraph-properties fo:margin-bottom="0.1965in" fo:line-height="100%"/>
    </style:style>
    <style:style style:name="P687" style:parent-style-name="Normal" style:family="paragraph">
      <style:paragraph-properties fo:break-before="page"/>
    </style:style>
    <style:style style:name="P688" style:parent-style-name="Textbody" style:family="paragraph">
      <style:paragraph-properties fo:margin-bottom="0.1965in" fo:line-height="100%"/>
    </style:style>
    <style:style style:name="P689" style:parent-style-name="Textbody" style:family="paragraph">
      <style:paragraph-properties fo:margin-bottom="0.1965in"/>
    </style:style>
    <style:style style:name="P690" style:parent-style-name="Textbody" style:family="paragraph">
      <style:paragraph-properties fo:margin-bottom="0.1965in" fo:line-height="100%"/>
    </style:style>
    <style:style style:name="P691" style:parent-style-name="Textbody" style:family="paragraph">
      <style:paragraph-properties fo:margin-bottom="0.1965in" fo:line-height="100%"/>
    </style:style>
    <style:style style:name="P692" style:parent-style-name="Textbody" style:family="paragraph">
      <style:paragraph-properties fo:margin-bottom="0.1965in" fo:line-height="100%"/>
    </style:style>
  </office:automatic-styles>
  <office:body>
    <office:text text:use-soft-page-breaks="true">
      <text:p text:style-name="P1"/>
      <text:p text:style-name="Textbody">Il existe un équivalent à<text:s/><text:span text:style-name="StrongEmphasis">Pi-Star</text:span><text:s/>mais orienté<text:s/><text:span text:style-name="StrongEmphasis">EchoLink / analogique</text:span><text:s/>: c’est généralement basé sur<text:s/><text:span text:style-name="StrongEmphasis">SVXLink</text:span>.</text:p>
      <text:p text:style-name="P2"/>
      <text:h text:style-name="P3" text:outline-level="2">🔧 Les solutions existantes</text:h>
      <text:h text:style-name="Titre3" text:outline-level="3"><text:span text:style-name="T4">1.<text:s/></text:span><text:span text:style-name="T5">SVXLink / QTEL</text:span></text:h>
      <text:list text:style-name="LFO1" text:continue-numbering="true">
        <text:list-item>
          <text:p text:style-name="P6"><text:span text:style-name="StrongEmphasis">SVXLink</text:span><text:s/>est l’équivalent d’un “MMDVMHost” pour le monde analogique.</text:p>
        </text:list-item>
        <text:list-item>
          <text:p text:style-name="P7">Il permet de transformer un Raspberry Pi (ou PC Linux) en<text:s/><text:span text:style-name="StrongEmphasis">nœud EchoLink</text:span>.</text:p>
        </text:list-item>
        <text:list-item>
          <text:p text:style-name="P8">Il peut se connecter aux serveurs EchoLink, gérer l’audio, les DTMF, et même faire du crosslink (ex. DMR ↔ EchoLink si tu combines avec un MMDVM).</text:p>
        </text:list-item>
        <text:list-item>
          <text:p text:style-name="P9"><text:span text:style-name="StrongEmphasis">Qtel</text:span><text:s/>est le client EchoLink graphique pour Linux (équivalent de l’appli Windows officielle).</text:p>
        </text:list-item>
      </text:list>
      <text:p text:style-name="Textbody">👉 C’est aujourd’hui<text:s/><text:span text:style-name="StrongEmphasis">la référence</text:span><text:s/>pour faire tourner un relais EchoLink sous Linux.</text:p>
      <text:p text:style-name="P10"/>
      <text:h text:style-name="Titre3" text:outline-level="3"><text:span text:style-name="T11">2.<text:s/></text:span><text:span text:style-name="T12">SvxReflector</text:span></text:h>
      <text:list text:style-name="LFO2" text:continue-numbering="true">
        <text:list-item>
          <text:p text:style-name="P13">Extension de SVXLink qui permet de créer un<text:s/><text:span text:style-name="StrongEmphasis">réseau multipoints</text:span><text:s/>(comme Brandmeister pour DMR, mais pour EchoLink ou FM).</text:p>
        </text:list-item>
        <text:list-item>
          <text:p text:style-name="P14">Tu peux brancher plusieurs relais ou nodes dessus.</text:p>
        </text:list-item>
      </text:list>
      <text:p text:style-name="P15"/>
      <text:h text:style-name="Titre3" text:outline-level="3"><text:span text:style-name="T16">3.<text:s/></text:span><text:span text:style-name="T17">AllStarLink</text:span></text:h>
      <text:list text:style-name="LFO3" text:continue-numbering="true">
        <text:list-item>
          <text:p text:style-name="P18">Autre solution, assez utilisée aux US.</text:p>
        </text:list-item>
        <text:list-item>
          <text:p text:style-name="P19">Basée sur Asterisk (le soft PBX), elle permet de créer des liaisons VoIP entre relais.</text:p>
        </text:list-item>
        <text:list-item>
          <text:p text:style-name="P20">Elle peut aussi être reliée à EchoLink via des modules.</text:p>
        </text:list-item>
        <text:list-item>
          <text:p text:style-name="P21">Fonctionne sur Raspberry Pi (images prêtes à l’emploi existent).</text:p>
        </text:list-item>
      </text:list>
      <text:p text:style-name="P22"/>
      <text:h text:style-name="P23" text:outline-level="3">⚖️ Comparaison rapide</text:h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</table:table-columns>
        <table:table-header-rows>
          <table:table-row table:style-name="TableRow28">
            <table:table-cell table:style-name="TableCell29">
              <text:p text:style-name="TableHeading">Solution</text:p>
            </table:table-cell>
            <table:table-cell table:style-name="TableCell30">
              <text:p text:style-name="TableHeading">Équivaut à</text:p>
            </table:table-cell>
            <table:table-cell table:style-name="TableCell31">
              <text:p text:style-name="TableHeading">Utilisation principale</text:p>
            </table:table-cell>
          </table:table-row>
        </table:table-header-rows>
        <table:table-row table:style-name="TableRow32">
          <table:table-cell table:style-name="TableCell33">
            <text:p text:style-name="TableContents"><text:span text:style-name="StrongEmphasis">Pi-Star</text:span></text:p>
          </table:table-cell>
          <table:table-cell table:style-name="TableCell34">
            <text:p text:style-name="TableContents">MMDVMHost + dashboard</text:p>
          </table:table-cell>
          <table:table-cell table:style-name="TableCell35">
            <text:p text:style-name="TableContents">DMR, D-STAR, YSF, P25, NXDN, POCSAG</text:p>
          </table:table-cell>
        </table:table-row>
        <table:table-row table:style-name="TableRow36">
          <table:table-cell table:style-name="TableCell37">
            <text:p text:style-name="TableContents"><text:span text:style-name="StrongEmphasis">SVXLink</text:span></text:p>
          </table:table-cell>
          <table:table-cell table:style-name="TableCell38">
            <text:p text:style-name="TableContents">Analogique FM + EchoLink</text:p>
          </table:table-cell>
          <table:table-cell table:style-name="TableCell39">
            <text:p text:style-name="TableContents">Nœuds EchoLink, relais FM, crosslink</text:p>
          </table:table-cell>
        </table:table-row>
        <table:table-row table:style-name="TableRow40">
          <table:table-cell table:style-name="TableCell41">
            <text:p text:style-name="TableContents"><text:span text:style-name="StrongEmphasis">SvxReflector</text:span></text:p>
          </table:table-cell>
          <table:table-cell table:style-name="TableCell42">
            <text:p text:style-name="TableContents">Brandmeister-like</text:p>
          </table:table-cell>
          <table:table-cell table:style-name="TableCell43">
            <text:p text:style-name="TableContents">Mise en réseau multipoint d’instances SVXLink</text:p>
          </table:table-cell>
        </table:table-row>
        <table:table-row table:style-name="TableRow44">
          <table:table-cell table:style-name="TableCell45">
            <text:p text:style-name="TableContents"><text:span text:style-name="StrongEmphasis">AllStarLink</text:span></text:p>
          </table:table-cell>
          <table:table-cell table:style-name="TableCell46">
            <text:p text:style-name="TableContents">Alternative réseau</text:p>
          </table:table-cell>
          <table:table-cell table:style-name="TableCell47">
            <text:p text:style-name="TableContents">Interconnexion VoIP, parfois couplée EchoLink</text:p>
          </table:table-cell>
        </table:table-row>
      </table:table>
      <text:p text:style-name="P48"/>
      <text:p text:style-name="Textbody">👉 Donc,<text:s/><text:span text:style-name="StrongEmphasis">l’équivalent direct de Pi-Star pour EchoLink, c’est SVXLink</text:span>.<text:line-break/>Tu peux l’installer sur un Raspberry Pi (il existe même des images toutes prêtes type<text:s/><text:span text:style-name="StrongEmphasis">“SVXLink RPi”</text:span><text:s/>comme Pi-Star).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9">========&gt;</text:span><text:span text:style-name="T50"><text:s/>Installation de SvxLink &lt;=======</text:span></text:p>
      <text:p text:style-name="P51"/>
      <text:p text:style-name="Standard">Installation manuelle sur Ubuntu (contrôle total)</text:p>
      <text:p text:style-name="Standard"/>
      <text:p text:style-name="P52">0) Installer Ubuntu 24 Desktop</text:p>
      <text:p text:style-name="Standard"/>
      <text:p text:style-name="P53"><text:span text:style-name="StrongEmphasis">1) Préparer le Pi</text:span></text:p>
      <text:p text:style-name="PreformattedText"><text:span text:style-name="T54"># Sur la SD /NVMe avec Raspbian Lite</text:span></text:p>
      <text:p text:style-name="PreformattedText"><text:span text:style-name="T55">&gt; sudo apt update &amp;&amp; sudo apt upgrade -y</text:span></text:p>
      <text:p text:style-name="PreformattedText"><text:span text:style-name="T56">&gt; sudo apt install -y git build-essential autoconf automake libtool pkg-config libasound2-dev libsndfile1-dev libsqlite3-dev libfftw3-dev libsamplerate0-dev libgsm1-dev libopus-dev libsox-dev</text:span></text:p>
      <text:p text:style-name="Standard"/>
      <text:p text:style-name="Standard">(Packages précis peuvent varier selon distro — adapte si apt signale des manquants.)</text:p>
      <text:p text:style-name="Standard"/>
      <text:p text:style-name="P57"><text:span text:style-name="StrongEmphasis">2) Récupérer et compiler SVXLink</text:span></text:p>
      <text:p text:style-name="PreformattedText"><text:span text:style-name="T58">&gt; git clone https://github.com/sm0svx/svxlink.git</text:span></text:p>
      <text:p text:style-name="P59"><text:span text:style-name="T60">&gt; cd svxlink</text:span><text:span text:style-name="T61"><text:line-break/></text:span><text:span text:style-name="T62">&gt; sudo apt install -y build-essential cmake git libsigc++-2.0-dev libgsm1-dev libpopt-dev libspeex-dev libasound2-dev libvorbis-dev libopus-dev libcurl4-openssl-dev libgcrypt20-dev libqt5core5a libqt5gui5 libqt5network5 libqt5widgets5 libqt5svg5-dev qtbase5-dev tcl-dev</text:span><text:span text:style-name="T63"><text:line-break/>&gt; mkdir build</text:span><text:span text:style-name="T64"><text:line-break/>&gt; cd build</text:span></text:p>
      <text:p text:style-name="P65"><text:span text:style-name="T66">Installation des dépendances manquantes<text:s/></text:span><text:span text:style-name="T67"><text:line-break/>Il te suffit d’installer les paquets de développement OpenSSL :<text:s/></text:span><text:span text:style-name="T68"><text:line-break/>&gt; sudo apt install libssl-dev</text:span><text:span text:style-name="T69"><text:line-break/>Installe le paquet de développement correspondant :<text:s/></text:span><text:span text:style-name="T70"><text:line-break/>&gt;sudo apt install libjsoncpp-dev</text:span><text:span text:style-name="T71"><text:line-break/>Installe les outils de développement Qt5 nécessaires :<text:s/></text:span><text:span text:style-name="T72"><text:line-break/>&gt; sudo apt install qttools5-dev qttools5-dev-tools</text:span></text:p>
      <text:p text:style-name="P73">&gt; cmake ..</text:p>
      <text:h text:style-name="P74" text:outline-level="3"><text:span text:style-name="T75">Erreur :</text:span><text:span text:style-name="T76"><text:line-break/></text:span><text:span text:style-name="T77">/usr/bin/chown: invalid user: ‘svxlink:svxlink’</text:span><text:span text:style-name="T78"><text:line-break/>CMake Error at svxlink/svxlink/cmake_install.cmake:104 (MESSAGE):</text:span><text:span text:style-name="T79"><text:line-break/>Error while changing owner of file /usr/local/var/spool/svxlink/qso_recorder</text:span></text:h>
      <text:p text:style-name="P80"><text:span text:style-name="T81">Crée simplement l’utilisateur et le groupe svxlink, puis relance l’installation :</text:span><text:span text:style-name="T82"><text:line-break/>&gt; sudo adduser --system --group --home /usr/local/var/lib/svxlink svxlink</text:span><text:span text:style-name="T83"><text:line-break/>&gt; sudo mkdir -p /usr/local/var/spool/svxlink/qso_recorder&gt;</text:span></text:p>
      <text:soft-page-break/>
      <text:p text:style-name="P84"><text:span text:style-name="T85">&gt; sudo chown -R svxlink:svxlink /usr/local/var/spool/svxlink</text:span><text:span text:style-name="T86"><text:line-break/>L’option<text:s/></text:span><text:span text:style-name="T87">--system</text:span><text:span text:style-name="T88"><text:s/>crée un compte sans mot de passe ni connexion possible, uniquement utilisé par le service.</text:span></text:p>
      <text:p text:style-name="P89">&gt; make -j$(nproc)</text:p>
      <text:p text:style-name="P90">&gt; sudo make install</text:p>
      <text:p text:style-name="P91">&gt; sudo ldconfig</text:p>
      <text:p text:style-name="P92">&gt; svxlink –version</text:p>
      <text:p text:style-name="P93"/>
      <text:h text:style-name="P94" text:outline-level="2">🧩 Étape 1 : fichiers de configuration principaux</text:h>
      <text:p text:style-name="P95"><text:span text:style-name="T96">Les fichiers se trouvent ici :</text:span><text:span text:style-name="T97"><text:line-break/>&gt;<text:s/></text:span><text:span text:style-name="T98">/usr/local/etc/svxlink/</text:span></text:p>
      <text:p text:style-name="P99"><text:span text:style-name="T100">Tu peux y accéder ainsi :</text:span><text:span text:style-name="T101"><text:line-break/>&gt;<text:s/></text:span><text:span text:style-name="T102">cd /usr/local/etc/svxlink</text:span><text:span text:style-name="T103"><text:line-break/>&gt; ls</text:span></text:p>
      <text:p text:style-name="P104"><text:span text:style-name="T105">Tu y verras normalement :</text:span><text:span text:style-name="T106"><text:line-break/>&gt;<text:s/></text:span><text:span text:style-name="T107">svxlink.conf</text:span><text:span text:style-name="T108"><text:line-break/>&gt; ModuleEchoLink.conf</text:span><text:span text:style-name="T109"><text:line-break/>&gt; Logic.tcl</text:span></text:p>
      <text:p text:style-name="P110"/>
      <text:h text:style-name="P111" text:outline-level="2"><text:span text:style-name="T112">⚙️ Étape 2 : éditer<text:s/></text:span><text:span text:style-name="T113">svxlink.conf</text:span></text:h>
      <text:p text:style-name="P114"><text:span text:style-name="T115">Ouvre le fichier principal :</text:span><text:span text:style-name="T116"><text:line-break/>&gt;<text:s/></text:span><text:span text:style-name="T117">sudo nano svxlink.conf</text:span></text:p>
      <text:h text:style-name="P118" text:outline-level="3"><text:span text:style-name="T119">🔹 2.1 Section principale</text:span><text:span text:style-name="T120"><text:line-break/></text:span><text:span text:style-name="T121">Vérifie ou ajoute ceci :</text:span></text:h>
      <text:p text:style-name="P122"><text:span text:style-name="T123">[GLOBAL]</text:span><text:span text:style-name="T124"><text:line-break/>MODULE_PATH=/usr/local/lib/svxlink</text:span><text:span text:style-name="T125"><text:line-break/>LOGICS=SimplexLogic</text:span><text:span text:style-name="T126"><text:line-break/>CFG_DIR=/usr/local/etc/svxlink</text:span><text:span text:style-name="T127"><text:line-break/>TIMESTAMP_FORMAT="%c"</text:span><text:span text:style-name="T128"><text:line-break/>CARD_SAMPLE_RATE=48000</text:span></text:p>
      <text:p text:style-name="P129"/>
      <text:soft-page-break/>
      <text:h text:style-name="P130" text:outline-level="3">🔹 2.2 Section logique principale</text:h>
      <text:p text:style-name="P131"><text:span text:style-name="T132">[SimplexLogic]</text:span><text:span text:style-name="T133"><text:line-break/>TYPE=Simplex</text:span><text:span text:style-name="T134"><text:line-break/>RX=Rx1</text:span><text:span text:style-name="T135"><text:line-break/>TX=Tx1</text:span><text:span text:style-name="T136"><text:line-break/>MODULES=ModuleHelp,ModuleEchoLink</text:span><text:span text:style-name="T137"><text:line-break/>CALLSIGN=F1ABC-L</text:span><text:span text:style-name="T138"><text:line-break/>SHORT_IDENT_INTERVAL=10</text:span><text:span text:style-name="T139"><text:line-break/>LONG_IDENT_INTERVAL=60</text:span><text:span text:style-name="T140"><text:line-break/>EVENT_HANDLER=RepeaterLogic.tcl</text:span></text:p>
      <text:p text:style-name="P141"><text:span text:style-name="T142">🔸<text:s/></text:span><text:span text:style-name="StrongEmphasis">CALLSIGN</text:span><text:span text:style-name="T143"><text:s/>→ mets ton indicatif suivi de<text:s/></text:span><text:span text:style-name="StrongEmphasis">-L</text:span><text:span text:style-name="T144"><text:s/>(pour Link) ou<text:s/></text:span><text:span text:style-name="StrongEmphasis">-R</text:span><text:span text:style-name="T145"><text:s/>(pour Repeater).</text:span><text:span text:style-name="T146"><text:line-break/>Exemple :<text:s/></text:span><text:span text:style-name="T147">F4XYZ-L</text:span></text:p>
      <text:p text:style-name="P148"/>
      <text:h text:style-name="P149" text:outline-level="3">🔹 2.3 Récepteur et émetteur (audio)</text:h>
      <text:p text:style-name="P150">Tu dois définir les cartes audio utilisées :</text:p>
      <text:p text:style-name="P151"><text:span text:style-name="T152">[Rx1]</text:span><text:span text:style-name="T153"><text:line-break/>AUDIO_DEV=alsa:plughw:1</text:span><text:span text:style-name="T154"><text:line-break/>SQL_DET=VOX</text:span><text:span text:style-name="T155"><text:line-break/>SQL_START_DELAY=500</text:span><text:span text:style-name="T156"><text:line-break/>SQL_DELAY=200</text:span><text:span text:style-name="T157"><text:line-break/>VOX_FILTER_DEPTH=20</text:span><text:span text:style-name="T158"><text:line-break/>VOX_THRESH=1000</text:span></text:p>
      <text:p text:style-name="P159"><text:span text:style-name="T160">[Tx1]</text:span><text:span text:style-name="T161"><text:line-break/>AUDIO_DEV=alsa:plughw:1</text:span><text:span text:style-name="T162"><text:line-break/>PTT_TYPE=NONE</text:span></text:p>
      <text:p text:style-name="P163"><text:span text:style-name="T164">💡 Si tu veux tester sans radio, tu peux laisser ça comme ci-dessus — ça permettra déjà à EchoLink de fonctionner en<text:s/></text:span><text:span text:style-name="StrongEmphasis">mode test audio uniquement</text:span><text:span text:style-name="T165">.</text:span></text:p>
      <text:p text:style-name="P166"/>
      <text:h text:style-name="P167" text:outline-level="2">🔐 Étape 3 : configurer le module EchoLink</text:h>
      <text:p text:style-name="P168"><text:span text:style-name="T169">Édite le fichier :</text:span><text:span text:style-name="T170"><text:line-break/>&gt;<text:s/></text:span><text:span text:style-name="T171">sudo nano ModuleEchoLink.conf</text:span></text:p>
      <text:p text:style-name="P172">Puis remplis avec ceci :</text:p>
      <text:p text:style-name="P173"><text:span text:style-name="T174">[ModuleEchoLink]</text:span><text:span text:style-name="T175"><text:line-break/>NAME=EchoLink</text:span><text:span text:style-name="T176"><text:line-break/>ID=2</text:span><text:span text:style-name="T177"><text:line-break/>ACTIVE=1</text:span><text:span text:style-name="T178"><text:line-break/>HOST=servers.echolink.org</text:span><text:span text:style-name="T179"><text:line-break/>CALLSIGN=F1ABC-L</text:span><text:span text:style-name="T180"><text:line-break/>PASSWORD=ton_mot_de_passe_echolink</text:span><text:span text:style-name="T181"><text:line-break/>SYSOPNAME=Frédéric</text:span><text:span text:style-name="T182"><text:line-break/>LOCATION=RaspberryPi Link</text:span><text:span text:style-name="T183"><text:line-break/>DESCRIPTION=SvxLink Echolink Raspberry</text:span><text:span text:style-name="T184"><text:line-break/></text:span><text:soft-page-break/><text:span text:style-name="T185">MAX_QSOS=5</text:span><text:span text:style-name="T186"><text:line-break/>LINK_IDLE_TIMEOUT=300</text:span><text:span text:style-name="T187"><text:line-break/>DEFAULT_LANG=fr_FR</text:span></text:p>
      <text:p text:style-name="Quotations"><text:span text:style-name="T188">🔸<text:s/></text:span><text:span text:style-name="StrongEmphasis">CALLSIGN</text:span><text:span text:style-name="T189"><text:s/>= ton indicatif avec -L</text:span><text:span text:style-name="T190"><text:line-break/>🔸<text:s/></text:span><text:span text:style-name="StrongEmphasis">PASSWORD</text:span><text:span text:style-name="T191"><text:s/>= ton mot de passe EchoLink (celui du site echolink.org, pas ton compte d’appli)</text:span></text:p>
      <text:p text:style-name="P192"/>
      <text:h text:style-name="P193" text:outline-level="2">🧠 Étape 4 : tester le démarrage</text:h>
      <text:p text:style-name="P194"><text:span text:style-name="T195">Lance svxlink directement pour tester :</text:span><text:span text:style-name="T196"><text:line-break/></text:span><text:span text:style-name="T197">&gt; sudo svxlink</text:span></text:p>
      <text:p text:style-name="P198">Si tout est bon, tu verras des lignes du genre :</text:p>
      <text:p text:style-name="P199"><text:span text:style-name="T200">&gt; Starting module EchoLink</text:span><text:span text:style-name="T201"><text:line-break/>&gt; Connecting to servers.echolink.org…</text:span><text:span text:style-name="T202"><text:line-break/>&gt; Connected successfully</text:span></text:p>
      <text:p text:style-name="P203"><text:span text:style-name="T204">Tu pourras alors<text:s/></text:span><text:span text:style-name="StrongEmphasis">te connecter à ton nœud depuis l’application EchoLink (PC ou mobile)</text:span><text:span text:style-name="T205">, en cherchant ton indicatif (</text:span><text:span text:style-name="T206">F1ABC-L</text:span><text:span text:style-name="T207">).</text:span></text:p>
      <text:p text:style-name="P208"/>
      <text:h text:style-name="P209" text:outline-level="2">🧰 Étape 5 (optionnelle) : lancer SvxLink automatiquement</text:h>
      <text:p text:style-name="P210"><text:span text:style-name="T211">Pour le rendre actif au démarrage :</text:span><text:span text:style-name="T212"><text:line-break/>&gt;<text:s/></text:span><text:span text:style-name="T213">sudo nano /etc/systemd/system/svxlink.service</text:span></text:p>
      <text:p text:style-name="P214"><text:span text:style-name="T215">Copie ceci :</text:span><text:span text:style-name="T216"><text:line-break/></text:span><text:span text:style-name="T217">[Unit]</text:span><text:span text:style-name="T218"><text:line-break/>Description=SvxLink Server</text:span><text:span text:style-name="T219"><text:line-break/>After=network.target</text:span></text:p>
      <text:p text:style-name="P220"><text:span text:style-name="T221">[Service]</text:span><text:span text:style-name="T222"><text:line-break/>ExecStart=/usr/local/bin/svxlink</text:span><text:span text:style-name="T223"><text:line-break/>User=svxlink</text:span><text:span text:style-name="T224"><text:line-break/>Group=svxlink</text:span><text:span text:style-name="T225"><text:line-break/>Restart=on-failure</text:span></text:p>
      <text:p text:style-name="P226"><text:span text:style-name="T227">[Install]</text:span><text:span text:style-name="T228"><text:line-break/>WantedBy=multi-user.target</text:span></text:p>
      <text:p text:style-name="P229"><text:span text:style-name="T230">Active le service :</text:span><text:span text:style-name="T231"><text:line-break/>&gt;<text:s/></text:span><text:span text:style-name="T232">sudo systemctl enable svxlink</text:span><text:span text:style-name="T233"><text:line-break/>&gt; sudo systemctl start svxlink</text:span></text:p>
      <text:p text:style-name="P234"/>
      <text:soft-page-break/>
      <text:h text:style-name="P235" text:outline-level="2">🧭 1. Structure de ton fichier actuelle</text:h>
      <text:p text:style-name="P236">Tu as un modèle standard, avec deux logiques disponibles :</text:p>
      <text:list text:style-name="LFO4" text:continue-numbering="true">
        <text:list-item>
          <text:p text:style-name="P237"><text:span text:style-name="T238">SimplexLogic</text:span><text:span text:style-name="T239"><text:s/>(pour un<text:s/></text:span><text:span text:style-name="StrongEmphasis">hotspot ou link</text:span><text:span text:style-name="T240"><text:s/>simplex)</text:span></text:p>
        </text:list-item>
        <text:list-item>
          <text:p text:style-name="P241"><text:span text:style-name="T242">RepeaterLogic</text:span><text:span text:style-name="T243"><text:s/>(pour un relais duplex)</text:span></text:p>
        </text:list-item>
      </text:list>
      <text:p text:style-name="P244"><text:span text:style-name="T245">👉 Tu n’as besoin<text:s/></text:span><text:span text:style-name="StrongEmphasis">que de SimplexLogic</text:span><text:span text:style-name="T246">, sauf si tu as deux fréquences distinctes RX/TX (cas d’un vrai relais).</text:span></text:p>
      <text:p text:style-name="P247"/>
      <text:h text:style-name="P248" text:outline-level="2">✅ 2. Configuration recommandée pour un nœud EchoLink</text:h>
      <text:p text:style-name="P249"><text:span text:style-name="T250">Voici une version corrigée / adaptée à ton cas, à copier dans<text:s/></text:span><text:span text:style-name="T251">svxlink.conf</text:span><text:span text:style-name="T252">.</text:span></text:p>
      <text:p text:style-name="P253"><text:span text:style-name="T254">Fais une sauvegarde avant :</text:span><text:span text:style-name="T255"><text:line-break/></text:span><text:span text:style-name="T256">&gt; sudo cp /usr/local/etc/svxlink/svxlink.conf /usr/local/etc/svxlink/svxlink.conf.backup</text:span><text:span text:style-name="T257"><text:line-break/>&gt; sudo nano /usr/local/etc/svxlink/svxlink.conf</text:span></text:p>
      <text:p text:style-name="P258">Puis remplace par ceci :</text:p>
      <text:p text:style-name="P259"><text:span text:style-name="T260">###############################################################################</text:span><text:span text:style-name="T261"><text:line-break/># Configuration for SvxLink server - EchoLink node (Simplex)</text:span><text:span text:style-name="T262"><text:line-break/>###############################################################################</text:span></text:p>
      <text:p text:style-name="P263"><text:span text:style-name="T264">[GLOBAL]</text:span><text:span text:style-name="T265"><text:line-break/>LOGIC_CORE_PATH=/usr/local/lib/svxlink</text:span><text:span text:style-name="T266"><text:line-break/>LOGICS=SimplexLogic</text:span><text:span text:style-name="T267"><text:line-break/>CFG_DIR=svxlink.d</text:span><text:span text:style-name="T268"><text:line-break/>TIMESTAMP_FORMAT="%c"</text:span><text:span text:style-name="T269"><text:line-break/>CARD_SAMPLE_RATE=48000</text:span></text:p>
      <text:p text:style-name="P270"/>
      <text:p text:style-name="P271"><text:span text:style-name="T272">###############################################################################</text:span><text:span text:style-name="T273"><text:line-break/># SimplexLogic - For simplex link node</text:span><text:span text:style-name="T274"><text:line-break/>###############################################################################</text:span></text:p>
      <text:p text:style-name="P275"><text:span text:style-name="T276">[SimplexLogic]</text:span><text:span text:style-name="T277"><text:line-break/>TYPE=Simplex</text:span><text:span text:style-name="T278"><text:line-break/>RX=Rx1</text:span><text:span text:style-name="T279"><text:line-break/>TX=Tx1</text:span><text:span text:style-name="T280"><text:line-break/>MODULES=ModuleHelp,ModuleEchoLink</text:span><text:span text:style-name="T281"><text:line-break/>CALLSIGN=F4XYZ-L</text:span><text:span text:style-name="T282"><text:line-break/>SHORT_IDENT_INTERVAL=0</text:span><text:span text:style-name="T283"><text:line-break/>LONG_IDENT_INTERVAL=60</text:span><text:span text:style-name="T284"><text:line-break/>DEFAULT_LANG=fr_FR</text:span><text:span text:style-name="T285"><text:line-break/>RGR_SOUND_DELAY=0</text:span><text:span text:style-name="T286"><text:line-break/>CTCSS_TO_TG_DELAY=1000</text:span><text:span text:style-name="T287"><text:line-break/>FX_GAIN_NORMAL=0</text:span><text:span text:style-name="T288"><text:line-break/>FX_GAIN_LOW=-12</text:span><text:span text:style-name="T289"><text:line-break/>EVENT_HANDLER=/usr/local/share/svxlink/events.tcl</text:span><text:span text:style-name="T290"><text:line-break/>MACROS=Macros</text:span><text:span text:style-name="T291"><text:line-break/>MUTE_RX_ON_TX=1</text:span></text:p>
      <text:soft-page-break/>
      <text:p text:style-name="P292"><text:span text:style-name="T293">###############################################################################</text:span><text:span text:style-name="T294"><text:line-break/># Receiver Configuration</text:span><text:span text:style-name="T295"><text:line-break/>###############################################################################</text:span></text:p>
      <text:p text:style-name="P296"><text:span text:style-name="T297">[Rx1]</text:span><text:span text:style-name="T298"><text:line-break/>AUDIO_DEV=alsa:plughw:1</text:span><text:span text:style-name="T299"><text:line-break/>SQL_DET=VOX</text:span><text:span text:style-name="T300"><text:line-break/>SQL_START_DELAY=500</text:span><text:span text:style-name="T301"><text:line-break/>SQL_DELAY=200</text:span><text:span text:style-name="T302"><text:line-break/>VOX_FILTER_DEPTH=20</text:span><text:span text:style-name="T303"><text:line-break/>VOX_THRESH=1000</text:span><text:span text:style-name="T304"><text:line-break/>DTMF_DEC_TYPE=INTERNAL</text:span><text:span text:style-name="T305"><text:line-break/>DTMF_MUTING=1</text:span><text:span text:style-name="T306"><text:line-break/>DTMF_HANGTIME=100</text:span><text:span text:style-name="T307"><text:line-break/># Adjust input level</text:span><text:span text:style-name="T308"><text:line-break/>#PREAMP=6</text:span></text:p>
      <text:p text:style-name="P309"/>
      <text:p text:style-name="P310"><text:span text:style-name="T311">###############################################################################</text:span><text:span text:style-name="T312"><text:line-break/># Transmitter Configuration</text:span><text:span text:style-name="T313"><text:line-break/>###############################################################################</text:span></text:p>
      <text:p text:style-name="P314"><text:span text:style-name="T315">[Tx1]</text:span><text:span text:style-name="T316"><text:line-break/>AUDIO_DEV=alsa:plughw:1</text:span><text:span text:style-name="T317"><text:line-break/>PTT_TYPE=NONE</text:span><text:span text:style-name="T318"><text:line-break/># Uncomment if you use GPIO or serial PTT:</text:span><text:span text:style-name="T319"><text:line-break/>#PTT_TYPE=GPIO</text:span><text:span text:style-name="T320"><text:line-break/>#PTT_PIN=gpio17</text:span><text:span text:style-name="T321"><text:line-break/>#TX_DELAY=100</text:span></text:p>
      <text:p text:style-name="P322"/>
      <text:h text:style-name="P323" text:outline-level="2"><text:span text:style-name="T324">🧩 3. Ensuite : le fichier<text:s/></text:span><text:span text:style-name="T325">ModuleEchoLink.conf</text:span></text:h>
      <text:p text:style-name="P326">Assure-toi qu’il contient bien :</text:p>
      <text:p text:style-name="P327"><text:span text:style-name="T328">[ModuleEchoLink]</text:span><text:span text:style-name="T329"><text:line-break/></text:span><text:span text:style-name="T330">NAME=EchoLink</text:span><text:span text:style-name="T331"><text:line-break/>ID=2</text:span><text:span text:style-name="T332"><text:line-break/>ACTIVE=1</text:span><text:span text:style-name="T333"><text:line-break/>CALLSIGN=F4XYZ-L</text:span><text:span text:style-name="T334"><text:line-break/>PASSWORD=ton_mot_de_passe_echolink</text:span><text:span text:style-name="T335"><text:line-break/>SYSOPNAME=Frédéric</text:span><text:span text:style-name="T336"><text:line-break/>LOCATION=Raspberry Pi – France</text:span><text:span text:style-name="T337"><text:line-break/>DESCRIPTION=SvxLink EchoLink Node</text:span><text:span text:style-name="T338"><text:line-break/>HOST=servers.echolink.org</text:span><text:span text:style-name="T339"><text:line-break/>MAX_QSOS=5</text:span><text:span text:style-name="T340"><text:line-break/>DEFAULT_LANG=fr_FR</text:span></text:p>
      <text:p text:style-name="P341"><text:span text:style-name="T342">Remplace bien<text:s/></text:span><text:span text:style-name="T343">F4XYZ-L</text:span><text:span text:style-name="T344"><text:s/>et<text:s/></text:span><text:span text:style-name="T345">ton_mot_de_passe_echolink</text:span><text:span text:style-name="T346">.</text:span></text:p>
      <text:p text:style-name="P347"/>
      <text:h text:style-name="P348" text:outline-level="2">🔍 4. Vérification avant lancement</text:h>
      <text:p text:style-name="P349">Teste ta carte son :</text:p>
      <text:soft-page-break/>
      <text:p text:style-name="P350"><text:span text:style-name="T351">&gt; arecord -l</text:span><text:span text:style-name="T352"><text:line-break/>&gt; aplay -l</text:span></text:p>
      <text:p text:style-name="P353"><text:span text:style-name="T354">Cela te montrera quelles cartes audio sont disponibles (pour adapter<text:s/></text:span><text:span text:style-name="T355">plughw:1</text:span><text:span text:style-name="T356">, etc.).</text:span></text:p>
      <text:p text:style-name="P357"/>
      <text:h text:style-name="P358" text:outline-level="2">🚀 5. Démarrage de SvxLink</text:h>
      <text:p text:style-name="P359"><text:span text:style-name="T360">Exécute :</text:span><text:span text:style-name="T361"><text:line-break/>&gt;<text:s/></text:span><text:span text:style-name="T362">sudo svxlink</text:span></text:p>
      <text:p text:style-name="P363"><text:span text:style-name="T364">Si tout va bien, tu verras :</text:span><text:span text:style-name="T365"><text:line-break/>&gt;<text:s/></text:span><text:span text:style-name="T366">Starting logic: SimplexLogic</text:span><text:span text:style-name="T367"><text:line-break/>&gt; Loading module EchoLink</text:span><text:span text:style-name="T368"><text:line-break/>&gt; Connecting to servers.echolink.org…</text:span><text:span text:style-name="T369"><text:line-break/>&gt; Connected successfully</text:span></text:p>
      <text:p text:style-name="P370"/>
      <text:p text:style-name="P371"><text:span text:style-name="T372">Ce message indique que<text:s/></text:span><text:span text:style-name="StrongEmphasis">SvxLink ne trouve pas la librairie<text:s/></text:span><text:span text:style-name="T373">libasynccpp.so.1.8, installée dans /usr/local/lib. C’est un problème classique lié au<text:s/></text:span><text:span text:style-name="StrongEmphasis">chemin des librairies partagées</text:span><text:span text:style-name="T374">.</text:span></text:p>
      <text:h text:style-name="P375" text:outline-level="3"><text:span text:style-name="T376">1️⃣ Vérifier que la librairie existe</text:span><text:span text:style-name="T377"><text:line-break/>&gt;<text:s/></text:span><text:span text:style-name="T378">ls -l /usr/local/lib/libasynccpp.so.1.8*</text:span></text:h>
      <text:p text:style-name="P379">Tu devrais voir plusieurs fichiers, par exemple :<text:line-break/>&gt;<text:s/><text:span text:style-name="T380">libasynccpp.so -&gt; libasynccpp.so.1.8</text:span><text:span text:style-name="T381"><text:line-break/>&gt; libasynccpp.so.1.8 -&gt; libasynccpp.so.1.8.99.1</text:span><text:span text:style-name="T382"><text:line-break/>&gt; libasynccpp.so.1.8.99.1</text:span></text:p>
      <text:p text:style-name="P383"/>
      <text:h text:style-name="P384" text:outline-level="3"><text:span text:style-name="T385">2️⃣ Ajouter<text:s/></text:span><text:span text:style-name="T386">/usr/local/lib</text:span><text:span text:style-name="T387"><text:s/>au chemin des librairies</text:span></text:h>
      <text:p text:style-name="P388">Édite (ou crée) le fichier<text:s/><text:span text:style-name="T389">/etc/ld.so.conf.d/usr-local.conf</text:span><text:s/>:<text:line-break/>&gt;<text:s/><text:span text:style-name="T390">sudo nano /etc/ld.so.conf.d/usr-local.conf</text:span></text:p>
      <text:p text:style-name="P391">Ajoute cette ligne :<text:line-break/>&gt;<text:s/><text:span text:style-name="T392">/usr/local/lib</text:span></text:p>
      <text:p text:style-name="P393">Enregistre et quitte.</text:p>
      <text:p text:style-name="P394"/>
      <text:h text:style-name="P395" text:outline-level="3">3️⃣ Recharger le cache des librairies</text:h>
      <text:p text:style-name="P396"><text:span text:style-name="T397">&gt; sudo ldconfig</text:span></text:p>
      <text:p text:style-name="P398"/>
      <text:h text:style-name="P399" text:outline-level="3">4️⃣ Vérifier que la librairie est trouvée</text:h>
      <text:p text:style-name="P400"><text:span text:style-name="T401">&gt; ldconfig -p | grep libasynccpp</text:span></text:p>
      <text:p text:style-name="P402">Tu devrais voir quelque chose comme :<text:line-break/>&gt;<text:s/><text:span text:style-name="T403">libasynccpp.so.1.8 (libc6, 64bit) =&gt; /usr/local/lib/libasynccpp.so.1.8</text:span></text:p>
      <text:p text:style-name="P404"/>
      <text:h text:style-name="P405" text:outline-level="3">5️⃣ Lancer SvxLink</text:h>
      <text:p text:style-name="P406"><text:span text:style-name="T407">&gt; sudo svxlink</text:span></text:p>
      <text:p text:style-name="P408"/>
      <text:p text:style-name="P409"><text:span text:style-name="StrongEmphasis">💡 Astuce :<text:s/></text:span><text:span text:style-name="T410"><text:line-break/>Tu devras aussi ajouter ton<text:s/></text:span><text:span text:style-name="StrongEmphasis">mot de passe EchoLink</text:span><text:span text:style-name="T411"><text:s/>(celui obtenu via https://secure.echolink.org/).</text:span><text:span text:style-name="T412"><text:line-break/>Dans le même fichier ModuleEchoLink.conf, il y a une ligne :</text:span></text:p>
      <text:p text:style-name="P413"><text:span text:style-name="T414">PASSWORD=</text:span></text:p>
      <text:p text:style-name="P415">👉 Mets ton mot de passe ici,<text:s/><text:span text:style-name="StrongEmphasis">entre guillemets si besoin</text:span>.</text:p>
      <text:p text:style-name="P416"/>
      <text:p text:style-name="P417"/>
      <text:h text:style-name="P418" text:outline-level="3"><text:span text:style-name="T419">Étapes pour récupérer ton mot de passe EchoLink</text:span></text:h>
      <text:list text:style-name="LFO5" text:continue-numbering="true">
        <text:list-item>
          <text:p text:style-name="P420"><text:span text:style-name="StrongEmphasis">Va sur le site officiel :</text:span><text:line-break/>👉 https://secure.echolink.org</text:p>
        </text:list-item>
        <text:list-item>
          <text:p text:style-name="P421">Clique sur<text:s/><text:span text:style-name="StrongEmphasis">“Forgot your password?”</text:span><text:s/>(ou « Mot de passe oublié »).<text:line-break/>Lien direct :<text:line-break/>🔗 https://secure.echolink.org/forgot_password.aspx</text:p>
        </text:list-item>
        <text:list-item>
          <text:p text:style-name="P422">Entre<text:s/><text:span text:style-name="StrongEmphasis">ton indicatif radioamateur</text:span><text:s/>(par exemple :<text:s/><text:span text:style-name="SourceText">F4AMY-L</text:span><text:s/>ou<text:s/><text:span text:style-name="SourceText">F4AMY-R</text:span>)</text:p>
        </text:list-item>
      </text:list>
      <text:p text:style-name="P423">Attention : il faut saisir<text:s/><text:span text:style-name="StrongEmphasis">exactement</text:span><text:s/>le même indicatif que celui enregistré sur le réseau EchoLink.</text:p>
      <text:list text:style-name="LFO5" text:continue-numbering="true">
        <text:list-item>
          <text:p text:style-name="P424">Un e-mail te sera envoyé avec un lien pour réinitialiser ton mot de passe.</text:p>
        </text:list-item>
      </text:list>
      <text:p text:style-name="P425"/>
      <text:soft-page-break/>
      <text:h text:style-name="P426" text:outline-level="3">📨 Si tu ne reçois pas l’e-mail</text:h>
      <text:list text:style-name="LFO6" text:continue-numbering="true">
        <text:list-item>
          <text:p text:style-name="P427">Vérifie ton dossier<text:s/><text:span text:style-name="StrongEmphasis">Spam / Courrier indésirable</text:span>.</text:p>
        </text:list-item>
        <text:list-item>
          <text:p text:style-name="P428">Si tu n’as plus accès à l’adresse e-mail utilisée lors de l’enregistrement, tu peux écrire directement à :<text:line-break/>📧<text:s/><text:span text:style-name="StrongEmphasis">echolink@echolink.org</text:span><text:line-break/>(en indiquant ton indicatif et en précisant que tu souhaites réinitialiser ton mot de passe).</text:p>
        </text:list-item>
      </text:list>
      <text:p text:style-name="P429"/>
      <text:p text:style-name="P430"/>
      <text:p text:style-name="P431"/>
      <text:p text:style-name="P432"><text:span text:style-name="T433">========&gt; Installation de RDP &lt;========</text:span></text:p>
      <text:h text:style-name="P434" text:outline-level="3"><text:span text:style-name="T435">1️⃣</text:span><text:span text:style-name="T436"><text:s/>Mettre à jour Ubuntu</text:span></text:h>
      <text:p text:style-name="P437">Ouvre un terminal (ou connecte-toi en SSH) et fais :</text:p>
      <text:p text:style-name="P438"><text:span text:style-name="T439">&gt; sudo apt update</text:span><text:span text:style-name="T440"><text:line-break/>&gt; sudo apt upgrade -y</text:span></text:p>
      <text:p text:style-name="P441"/>
      <text:h text:style-name="P442" text:outline-level="3"><text:span text:style-name="T443">2️⃣</text:span><text:span text:style-name="T444"><text:s/>Installer xRDP</text:span></text:h>
      <text:p text:style-name="P445">Installe le paquet xRDP :</text:p>
      <text:p text:style-name="P446"><text:span text:style-name="T447">&gt; sudo apt install xrdp -y</text:span></text:p>
      <text:p text:style-name="P448">Vérifie que le service est actif :</text:p>
      <text:p text:style-name="P449"><text:span text:style-name="T450">&gt; sudo systemctl status xrdp</text:span></text:p>
      <text:list text:style-name="LFO7" text:continue-numbering="true">
        <text:list-item>
          <text:p text:style-name="P451">Tu devrais voir<text:s/><text:span text:style-name="T452">active (running)</text:span>.</text:p>
        </text:list-item>
        <text:list-item>
          <text:p text:style-name="P453">Si ce n’est pas le cas, démarre-le :</text:p>
        </text:list-item>
      </text:list>
      <text:p text:style-name="P454"><text:span text:style-name="T455">&gt; sudo systemctl enable xrdp</text:span><text:span text:style-name="T456"><text:line-break/>&gt; sudo systemctl start xrdp</text:span></text:p>
      <text:p text:style-name="P457"/>
      <text:h text:style-name="P458" text:outline-level="3"><text:span text:style-name="T459">3️⃣<text:s/></text:span><text:span text:style-name="T460">Vérifier le pare-feu</text:span></text:h>
      <text:p text:style-name="P461">Si tu utilises<text:s/><text:span text:style-name="T462">ufw</text:span><text:s/>:</text:p>
      <text:soft-page-break/>
      <text:p text:style-name="P463"><text:span text:style-name="T464">&gt; sudo ufw allow 3389/tcp</text:span><text:span text:style-name="T465"><text:line-break/>&gt; sudo ufw reload</text:span></text:p>
      <text:p text:style-name="P466">Le port<text:s/><text:span text:style-name="T467">3389</text:span><text:s/>est celui utilisé par RDP.</text:p>
      <text:p text:style-name="P468"/>
      <text:h text:style-name="P469" text:outline-level="3"><text:span text:style-name="T470">4️⃣</text:span><text:span text:style-name="T471"><text:s/>Configurer l’environnement de bureau</text:span></text:h>
      <text:p text:style-name="P472">xRDP fonctionne avec<text:s/><text:span text:style-name="T473">Xfce</text:span><text:s/>très bien sur Raspberry Pi, surtout si tu n’utilises pas l’environnement complet par défaut.<text:line-break/>Pour installer Xfce :</text:p>
      <text:p text:style-name="P474"><text:span text:style-name="T475">&gt; sudo apt install xfce4 xfce4-goodies -y</text:span></text:p>
      <text:p text:style-name="P476">Puis, indique à xRDP d’utiliser Xfce comme session par défaut :</text:p>
      <text:p text:style-name="P477"><text:span text:style-name="T478">&gt; echo xfce4-session &gt;~/.xsession</text:span></text:p>
      <text:p text:style-name="P479">Redémarre le service xRDP pour prendre en compte le changement :</text:p>
      <text:p text:style-name="P480"><text:span text:style-name="T481">&gt; sudo systemctl restart xrdp</text:span></text:p>
      <text:p text:style-name="P482"/>
      <text:h text:style-name="P483" text:outline-level="3"><text:span text:style-name="T484">5️⃣<text:s/></text:span><text:span text:style-name="T485">Se connecter depuis Windows 11</text:span></text:h>
      <text:list text:style-name="LFO8" text:continue-numbering="true">
        <text:list-item>
          <text:p text:style-name="P486">Ouvre<text:s/><text:span text:style-name="T487">Connexion Bureau à distance</text:span><text:s/>(RDP).</text:p>
        </text:list-item>
        <text:list-item>
          <text:p text:style-name="P488">Mets l’adresse IP de ton Raspberry Pi (tu peux la trouver avec<text:s/><text:span text:style-name="T489">hostname -I</text:span><text:s/>sur le Pi).</text:p>
        </text:list-item>
        <text:list-item>
          <text:p text:style-name="P490">Clique sur<text:s/><text:span text:style-name="T491">Connecter</text:span>.</text:p>
        </text:list-item>
        <text:list-item>
          <text:p text:style-name="P492">Entre ton nom d’utilisateur et ton mot de passe Ubuntu.</text:p>
        </text:list-item>
        <text:list-item>
          <text:p text:style-name="P493">Tu devrais voir le bureau Xfce de ton Raspberry Pi.</text:p>
        </text:list-item>
      </text:list>
      <text:p text:style-name="P494"/>
      <text:p text:style-name="P495">⚠️<text:s/><text:span text:style-name="T496">Conseil :</text:span></text:p>
      <text:list text:style-name="LFO9" text:continue-numbering="true">
        <text:list-item>
          <text:p text:style-name="P497">Si tu as déjà un environnement graphique (GNOME, MATE), xRDP peut parfois ne pas fonctionner parfaitement avec certains composants. Xfce est le plus léger et stable pour RDP.</text:p>
        </text:list-item>
        <text:list-item>
          <text:p text:style-name="P498">Évite de lancer deux sessions graphiques simultanément sur le Pi si tu utilises le moniteur physique et RDP.</text:p>
        </text:list-item>
      </text:list>
      <text:p text:style-name="P499"/>
      <text:p text:style-name="P500"><text:span text:style-name="T501">=======&gt; OUVRIR les ports UDP pour ECHOLINK &amp; PI-STAR &lt;========</text:span></text:p>
      <text:h text:style-name="P502" text:outline-level="3"><text:span text:style-name="T503">1️⃣ Autoriser une IP spécifique seulement</text:span></text:h>
      <text:p text:style-name="P504"><text:span text:style-name="T505">&gt; sudo ufw allow from 192.168.0.22 to any port 5200 proto udp</text:span></text:p>
      <text:p text:style-name="P506">Ici,<text:s/><text:span text:style-name="StrongEmphasis">seul le Pi</text:span><text:span text:style-name="StrongEmphasis">‑Star pourra envoyer du trafic UDP sur le port 5200</text:span><text:s/>vers ton SvxLink.</text:p>
      <text:h text:style-name="P507" text:outline-level="3">2️⃣ Autoriser tout le sous‑réseau local (optionnel)</text:h>
      <text:p text:style-name="P508">Si tu veux que n’importe quel Pi du réseau local puisse se connecter :</text:p>
      <text:p text:style-name="P509"><text:span text:style-name="T510">&gt; sudo ufw allow from 192.168.0.0/24 to any port 5200 proto udp</text:span><text:span text:style-name="T511"><text:line-break/>OU</text:span><text:span text:style-name="T512"><text:line-break/>&gt; sudo ufw allow from 192.168.0.23 to any port 5200 proto udp</text:span></text:p>
      <text:h text:style-name="P513" text:outline-level="3">3️⃣ Vérifier la règle</text:h>
      <text:p text:style-name="P514"><text:span text:style-name="T515">&gt; sudo ufw status numbered</text:span></text:p>
      <text:p text:style-name="P516">Tu verras toutes les règles en place et leur numéro pour modification ou suppression.</text:p>
      <text:p text:style-name="P517"/>
      <text:p text:style-name="P518">💡<text:s/><text:span text:style-name="StrongEmphasis">Conseil</text:span><text:s/>: c’est plus sûr d’autoriser seulement l’IP exacte du Pi‑Star, surtout pour EchoLink/UDP.</text:p>
      <text:p text:style-name="P519"/>
      <text:p text:style-name="P520"><text:span text:style-name="T521">=========&gt; Tester les ports UDP PI-STAR &amp; ECHOLINK &lt;===========</text:span></text:p>
      <text:h text:style-name="P522" text:outline-level="3"><text:span text:style-name="T523">1️⃣ Vérifier avec tcpdump ou wireshark</text:span></text:h>
      <text:p text:style-name="P524">Sur le<text:s/><text:span text:style-name="StrongEmphasis">Raspberry qui reçoit (SvxLink)</text:span> :</text:p>
      <text:p text:style-name="P525"><text:span text:style-name="T526">sudo tcpdump -i any udp port 5200</text:span></text:p>
      <text:list text:style-name="LFO10" text:continue-numbering="true">
        <text:list-item>
          <text:p text:style-name="P527">Cette commande va afficher<text:s/><text:span text:style-name="StrongEmphasis">tout le trafic UDP arrivant sur le port 5200</text:span>.</text:p>
        </text:list-item>
        <text:list-item>
          <text:p text:style-name="P528">Quand le Pi‑Star envoie des paquets EchoLink, tu devrais voir des lignes apparaître.</text:p>
        </text:list-item>
      </text:list>
      <text:p text:style-name="P529">Si tu veux<text:s/><text:span text:style-name="StrongEmphasis">filtrer uniquement depuis le Pi</text:span><text:span text:style-name="StrongEmphasis">‑Star</text:span> :</text:p>
      <text:p text:style-name="P530"><text:span text:style-name="T531">sudo tcpdump -i any udp port 5200 and host 192.168.0.26</text:span></text:p>
      <text:p text:style-name="P532"/>
      <text:soft-page-break/>
      <text:h text:style-name="P533" text:outline-level="3"><text:span text:style-name="T534">2️⃣ Tester avec<text:s/></text:span><text:span text:style-name="T535">netcat</text:span><text:span text:style-name="T536"><text:s/>(UDP test)</text:span></text:h>
      <text:p text:style-name="P537">Sur le<text:s/><text:span text:style-name="StrongEmphasis">Pi</text:span><text:span text:style-name="StrongEmphasis">‑Star (IP 192.168.0.22)</text:span> :</text:p>
      <text:p text:style-name="P538"><text:span text:style-name="T539">&gt; echo "pi-star-test" | nc -u 192.168.0.22 5200</text:span></text:p>
      <text:list text:style-name="LFO11" text:continue-numbering="true">
        <text:list-item>
          <text:p text:style-name="P540">Et sur le<text:s/><text:span text:style-name="StrongEmphasis">Raspberry SvxLink</text:span> :</text:p>
        </text:list-item>
      </text:list>
      <text:p text:style-name="P541"><text:span text:style-name="T542">&gt; nc -u -l 5201</text:span></text:p>
      <text:list text:style-name="LFO12" text:continue-numbering="true">
        <text:list-item>
          <text:p text:style-name="P543">Si tu vois le mot<text:s/><text:span text:style-name="StrongEmphasis">“</text:span><text:span text:style-name="T544">pi-star-</text:span><text:span text:style-name="StrongEmphasis">test”</text:span>, la communication fonctionne.</text:p>
        </text:list-item>
      </text:list>
      <text:p text:style-name="P545"/>
      <text:h text:style-name="P546" text:outline-level="3">3️⃣ Sur SvxLink</text:h>
      <text:list text:style-name="LFO13" text:continue-numbering="true">
        <text:list-item>
          <text:p text:style-name="P547">Regarde le<text:s/><text:span text:style-name="StrongEmphasis">log</text:span><text:s/>lors de l’activation d’EchoLink.</text:p>
        </text:list-item>
        <text:list-item>
          <text:p text:style-name="P548">Quand le Pi‑Star envoie son flux UDP, tu devrais voir :</text:p>
        </text:list-item>
      </text:list>
      <text:p text:style-name="P549"><text:span text:style-name="T550">EchoLink: Received packet from 192.168.0.26</text:span></text:p>
      <text:p text:style-name="P551">ou quelque chose de similaire.</text:p>
      <text:p text:style-name="P552"/>
      <text:p text:style-name="P553">💡 Astuce : commence par un test simple avec<text:s/><text:span text:style-name="T554">netcat</text:span><text:s/>pour confirmer le UDP avant de lancer le flux audio réel.</text:p>
      <text:p text:style-name="P555"><text:span text:style-name="T556">Pour lire le journal svxlink en temps réel :</text:span></text:p>
      <text:p text:style-name="P557"><text:span text:style-name="T558">&gt; <text:s/>sudo journalctl -u svxlink -f</text:span></text:p>
      <text:p text:style-name="P559"><text:span text:style-name="T560">Exemple :</text:span></text:p>
      <text:p text:style-name="P561"><text:span text:style-name="T562">frederic@raspberry-desktop2:~$ sudo journalctl -u svxlink -f</text:span></text:p>
      <text:p text:style-name="P563"><text:span text:style-name="T564">Oct 05 21:55:48 raspberry-desktop2 svxlink[13603]: SimplexLogic: Activating module EchoLink…</text:span><text:span text:style-name="T565"><text:line-break/>Oct 05 21:55:48 raspberry-desktop2 svxlink[13603]: F4AMY: Accepting connection. EchoLink ID is 228230…</text:span><text:span text:style-name="T566"><text:line-break/>Oct 05 21:55:48 raspberry-desktop2 svxlink[13603]: F4AMY: EchoLink QSO state changed to CONNECTED</text:span><text:span text:style-name="T567"><text:line-break/>Oct 05 21:55:48 raspberry-desktop2 svxlink[13603]: Tx1: Turning the transmitter ON</text:span><text:span text:style-name="T568"><text:line-break/>Oct 05 21:55:48 raspberry-desktop2 svxlink[13603]: --- EchoLink info message received from F4AMY ---</text:span><text:span text:style-name="T569"><text:line-break/>Oct 05 21:55:48 raspberry-desktop2 svxlink[13603]: Station F4AMY</text:span><text:span text:style-name="T570"><text:line-break/>Oct 05 21:55:48 raspberry-desktop2 svxlink[13603]: EchoLink ver 2.4.142</text:span><text:span text:style-name="T571"><text:line-break/>Oct 05 21:55:48 raspberry-desktop2 svxlink[13603]: frederic</text:span><text:span text:style-name="T572"><text:line-break/>Oct 05 21:55:48 raspberry-desktop2 svxlink[13603]: Gardanne</text:span><text:span text:style-name="T573"><text:line-break/>Oct 05 21:55:48 raspberry-desktop2 svxlink[13603]: Tx1: Turning the transmitter OFF</text:span><text:span text:style-name="T574"><text:line-break/>Oct 05 21:56:14 raspberry-desktop2 svxlink[13603]: Tx1: Turning the transmitter ON</text:span><text:span text:style-name="T575"><text:line-break/>Oct 05 21:56:16 raspberry-desktop2 svxlink[13603]: Tx1: Turning the transmitter OFF</text:span></text:p>
      <text:p text:style-name="P576"><text:span text:style-name="T577">Oct 05 21:56:16 raspberry-desktop2 svxlink[13603]: Tx1: Turning the transmitter ON</text:span></text:p>
      <text:p text:style-name="P578"><text:span text:style-name="T579">Oct 05 21:56:17 raspberry-desktop2 svxlink[13603]: Tx1: Turning the transmitter OFF</text:span></text:p>
      <text:p text:style-name="P580"><text:span text:style-name="T581">Oct 05 21:56:19 raspberry-desktop2 svxlink[13603]: Tx1: Turning the transmitter ON</text:span></text:p>
      <text:soft-page-break/>
      <text:p text:style-name="P582"><text:span text:style-name="T583">Oct 05 21:56:21 raspberry-desktop2 svxlink[13603]: Tx1: Turning the transmitter OFF</text:span></text:p>
      <text:p text:style-name="P584"><text:span text:style-name="T585">Oct 05 21:56:21 raspberry-desktop2 svxlink[13603]: Tx1: Turning the transmitter ON</text:span></text:p>
      <text:p text:style-name="P586"><text:span text:style-name="T587">Oct 05 21:56:22 raspberry-desktop2 svxlink[13603]: Tx1: Turning the transmitter OFF</text:span></text:p>
      <text:p text:style-name="P588"><text:span text:style-name="T589">Oct 05 21:56:31 raspberry-desktop2 svxlink[13603]: *** WARNING: Could not find audio clip "phonetic_f" in context "Default"</text:span></text:p>
      <text:p text:style-name="P590"><text:span text:style-name="T591">Oct 05 21:56:31 raspberry-desktop2 svxlink[13603]: *** WARNING: Could not find audio clip "phonetic_4" in context "Default"</text:span></text:p>
      <text:p text:style-name="P592"><text:span text:style-name="T593">Oct 05 21:56:31 raspberry-desktop2 svxlink[13603]: *** WARNING: Could not find audio clip "phonetic_a" in context "Default"</text:span></text:p>
      <text:p text:style-name="P594"><text:span text:style-name="T595">Oct 05 21:56:31 raspberry-desktop2 svxlink[13603]: *** WARNING: Could not find audio clip "phonetic_m" in context "Default"</text:span></text:p>
      <text:p text:style-name="P596"><text:span text:style-name="T597">Oct 05 21:56:31 raspberry-desktop2 svxlink[13603]: *** WARNING: Could not find audio clip "phonetic_y" in context "Default"</text:span></text:p>
      <text:p text:style-name="P598"><text:span text:style-name="T599">Oct 05 21:56:31 raspberry-desktop2 svxlink[13603]: *** WARNING: Could not find audio clip "disconnected" in context "EchoLink"</text:span></text:p>
      <text:p text:style-name="P600"><text:span text:style-name="T601">Oct 05 21:56:31 raspberry-desktop2 svxlink[13603]: *** WARNING: Could not find audio clip "deactivating" in context "Default"</text:span></text:p>
      <text:p text:style-name="P602"><text:span text:style-name="T603">Oct 05 21:56:31 raspberry-desktop2 svxlink[13603]: *** WARNING: Could not find audio clip "name" in context "EchoLink"</text:span></text:p>
      <text:p text:style-name="P604"><text:span text:style-name="T605">Oct 05 21:56:32 raspberry-desktop2 svxlink[13603]: F4AMY: EchoLink QSO state changed to BYE_RECEIVED</text:span></text:p>
      <text:p text:style-name="P606"><text:span text:style-name="T607">Oct 05 21:56:32 raspberry-desktop2 svxlink[13603]: F4AMY: EchoLink QSO state changed to DISCONNECTED</text:span></text:p>
      <text:p text:style-name="P608"><text:span text:style-name="T609">Oct 05 21:56:32 raspberry-desktop2 svxlink[13603]: SimplexLogic: Deactivating module EchoLink...</text:span></text:p>
      <text:p text:style-name="P610"><text:span text:style-name="T611">Oct 05 21:56:32 raspberry-desktop2 svxlink[13603]: Tx1: Turning the transmitter ON</text:span></text:p>
      <text:p text:style-name="P612"><text:span text:style-name="T613">Oct 05 21:56:32 raspberry-desktop2 svxlink[13603]: Tx1: Turning the transmitter OFF</text:span></text:p>
      <text:p text:style-name="P614"><text:span text:style-name="T615">Oct 05 21:56:37 raspberry-desktop2 svxlink[13603]: SimplexLogic: Loading /usr/local/share/svxlink/events.d/globals.tcl</text:span></text:p>
      <text:p text:style-name="P616"><text:span text:style-name="T617">Oct 05 21:56:37 raspberry-desktop2 svxlink[13603]: SimplexLogic: Loading /usr/local/share/svxlink/events.d/locale.tcl</text:span></text:p>
      <text:p text:style-name="P618"><text:span text:style-name="T619">Oct 05 21:56:37 raspberry-desktop2 svxlink[13603]: SimplexLogic: Loading /usr/local/share/svxlink/events.d/EchoLinkCommon.tcl</text:span></text:p>
      <text:p text:style-name="P620"><text:span text:style-name="T621">Oct 05 21:56:37 raspberry-desktop2 svxlink[13603]: *** WARNING: Could not find audio clip "activating" in context "Default"</text:span></text:p>
      <text:p text:style-name="P622"><text:span text:style-name="T623">Oct 05 21:56:37 raspberry-desktop2 svxlink[13603]: *** WARNING: Could not find audio clip "name" in context "EchoLink"</text:span></text:p>
      <text:p text:style-name="P624"><text:span text:style-name="T625">Oct 05 21:56:37 raspberry-desktop2 svxlink[13603]: *** WARNING: Could not find audio clip "connected" in context "EchoLink"</text:span></text:p>
      <text:p text:style-name="P626"><text:span text:style-name="T627">Oct 05 21:56:37 raspberry-desktop2 svxlink[13603]: *** WARNING: Could not find audio clip "phonetic_f" in context "Default"</text:span></text:p>
      <text:p text:style-name="P628"><text:span text:style-name="T629">Oct 05 21:56:37 raspberry-desktop2 svxlink[13603]: *** WARNING: Could not find audio clip "phonetic_4" in context "Default"</text:span></text:p>
      <text:p text:style-name="P630"><text:span text:style-name="T631">Oct 05 21:56:37 raspberry-desktop2 svxlink[13603]: *** WARNING: Could not find audio clip "phonetic_a" in context "Default"</text:span></text:p>
      <text:p text:style-name="P632"><text:span text:style-name="T633">Oct 05 21:56:37 raspberry-desktop2 svxlink[13603]: *** WARNING: Could not find audio clip "phonetic_m" in context "Default"</text:span></text:p>
      <text:p text:style-name="P634"><text:span text:style-name="T635">Oct 05 21:56:37 raspberry-desktop2 svxlink[13603]: *** WARNING: Could not find audio clip "phonetic_y" in context "Default"</text:span></text:p>
      <text:p text:style-name="P636"><text:span text:style-name="T637">Oct 05 21:56:37 raspberry-desktop2 svxlink[13603]: *** WARNING: Could not find audio clip "greeting" in context "EchoLink"</text:span></text:p>
      <text:p text:style-name="P638"><text:span text:style-name="T639">Oct 05 21:56:37 raspberry-desktop2 svxlink[13603]: Incoming EchoLink connection from F4AMY (frederic) at 137.226.114.145</text:span></text:p>
      <text:p text:style-name="P640"><text:span text:style-name="T641">Oct 05 21:56:37 raspberry-desktop2 svxlink[13603]: SimplexLogic: Activating module EchoLink...</text:span></text:p>
      <text:p text:style-name="P642"><text:span text:style-name="T643">Oct 05 21:56:37 raspberry-desktop2 svxlink[13603]: F4AMY: Accepting connection. EchoLink ID is 228230...</text:span></text:p>
      <text:soft-page-break/>
      <text:p text:style-name="P644"><text:span text:style-name="T645">Oct 05 21:56:37 raspberry-desktop2 svxlink[13603]: F4AMY: EchoLink QSO state changed to CONNECTED</text:span></text:p>
      <text:p text:style-name="P646"><text:span text:style-name="T647">Oct 05 21:56:37 raspberry-desktop2 svxlink[13603]: --- EchoLink info message received from F4AMY ---</text:span></text:p>
      <text:p text:style-name="P648"><text:span text:style-name="T649">Oct 05 21:56:37 raspberry-desktop2 svxlink[13603]: Station F4AMY</text:span></text:p>
      <text:p text:style-name="P650"><text:span text:style-name="T651">Oct 05 21:56:37 raspberry-desktop2 svxlink[13603]: EchoLink ver 2.4.142</text:span></text:p>
      <text:p text:style-name="P652"><text:span text:style-name="T653">Oct 05 21:56:37 raspberry-desktop2 svxlink[13603]: frederic</text:span></text:p>
      <text:p text:style-name="P654"><text:span text:style-name="T655">Oct 05 21:56:37 raspberry-desktop2 svxlink[13603]: Gardanne</text:span></text:p>
      <text:p text:style-name="P656"><text:span text:style-name="T657">Oct 05 21:56:37 raspberry-desktop2 svxlink[13603]: Tx1: Turning the transmitter ON</text:span></text:p>
      <text:p text:style-name="P658"><text:span text:style-name="T659">Oct 05 21:56:38 raspberry-desktop2 svxlink[13603]: Tx1: Turning the transmitter OFF</text:span></text:p>
      <text:p text:style-name="P660"><text:span text:style-name="T661">Oct 05 21:56:55 raspberry-desktop2 svxlink[13603]: *** WARNING: Could not find audio clip "phonetic_f" in context "Default"</text:span></text:p>
      <text:p text:style-name="P662"><text:span text:style-name="T663">Oct 05 21:56:55 raspberry-desktop2 svxlink[13603]: *** WARNING: Could not find audio clip "phonetic_4" in context "Default"</text:span></text:p>
      <text:p text:style-name="P664"><text:span text:style-name="T665">Oct 05 21:56:55 raspberry-desktop2 svxlink[13603]: *** WARNING: Could not find audio clip "phonetic_a" in context "Default"</text:span></text:p>
      <text:p text:style-name="P666"><text:span text:style-name="T667">Oct 05 21:56:55 raspberry-desktop2 svxlink[13603]: *** WARNING: Could not find audio clip "phonetic_m" in context "Default"</text:span></text:p>
      <text:p text:style-name="P668"><text:span text:style-name="T669">Oct 05 21:56:55 raspberry-desktop2 svxlink[13603]: *** WARNING: Could not find audio clip "phonetic_y" in context "Default"</text:span></text:p>
      <text:p text:style-name="P670"><text:span text:style-name="T671">Oct 05 21:56:55 raspberry-desktop2 svxlink[13603]: *** WARNING: Could not find audio clip "disconnected" in context "EchoLink"</text:span></text:p>
      <text:p text:style-name="P672"><text:span text:style-name="T673">Oct 05 21:56:55 raspberry-desktop2 svxlink[13603]: *** WARNING: Could not find audio clip "deactivating" in context "Default"</text:span></text:p>
      <text:p text:style-name="P674"><text:span text:style-name="T675">Oct 05 21:56:55 raspberry-desktop2 svxlink[13603]: *** WARNING: Could not find audio clip "name" in context "EchoLink"</text:span></text:p>
      <text:p text:style-name="P676"><text:span text:style-name="T677">Oct 05 21:56:55 raspberry-desktop2 svxlink[13603]: F4AMY: EchoLink QSO state changed to BYE_RECEIVED</text:span></text:p>
      <text:p text:style-name="P678"><text:span text:style-name="T679">Oct 05 21:56:55 raspberry-desktop2 svxlink[13603]: F4AMY: EchoLink QSO state changed to DISCONNECTED</text:span></text:p>
      <text:p text:style-name="P680"><text:span text:style-name="T681">Oct 05 21:56:55 raspberry-desktop2 svxlink[13603]: SimplexLogic: Deactivating module EchoLink...</text:span></text:p>
      <text:p text:style-name="P682"><text:span text:style-name="T683">Oct 05 21:56:55 raspberry-desktop2 svxlink[13603]: Tx1: Turning the transmitter ON</text:span></text:p>
      <text:p text:style-name="P684"><text:span text:style-name="T685">Oct 05 21:56:55 raspberry-desktop2 svxlink[13603]: Tx1: Turning the transmitter OFF</text:span></text:p>
      <text:p text:style-name="P686"/>
      <text:p text:style-name="P687"/>
      <text:p text:style-name="P688">Pour Installer une voix qui est un fichier WAV. Vous devez créer un dossier sounds/ dans :<text:line-break/>&gt; /usr/local/share/svxlink</text:p>
      <text:p text:style-name="P689">Ensuite ce dossier créé<text:line-break/>&gt; /usr/local/share/svxlink/sounds<text:line-break/>faites un git clone<text:line-break/>&gt; cd /usr/local/share/svxlink/sounds<text:line-break/>&gt; sudo git clone https://github.com/F8ASB/fr_FR_Agnes.git fr_FR_Agnes<text:line-break/>Puis renommez afin d’être compatible avec la langue « fr_FR » définie dans conf<text:line-break/>&gt; mv fr_FR_Agnes fr_FR</text:p>
      <text:p text:style-name="P690">Pour générer du texte en fichier WAV c-a-d customiser un message.<text:line-break/>&gt;<text:s/>sudo pico2wave -l fr-FR -w /usr/local/share/svxlink/sounds/fr_FR/EchoLink/greetingTMP.wav "Vous<text:s/>êtes connecté à un node Echolink. Application serveur Echolink pour les systemes d'exploitation LINUX. pour plus d'information 'http://svxlink.sf.net'. Bienvenue sur le relais de F4AMY à Biver commune de Gardanne."<text:line-break/>Pour retoucher le fichier WAV créé<text:line-break/>&gt;<text:s/>sudo sox greetingTMP.wav -r 16000 -c 1 /usr/local/share/svxlink/sounds/fr_FR/EchoLink/greeting.wav tempo 0.85</text:p>
      <text:p text:style-name="P691"/>
      <text:p text:style-name="P6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Wingdings" style:font-name-asian="NSimSun" style:font-name-complex="Ari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 style:font-name-asian="NSimSun" style:font-name-complex="Aria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3854in" fo:margin-bottom="0.7875in" fo:margin-right="0.320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rederic</dc:creator>
    <meta:creation-date>2025-10-05T12:00:00Z</meta:creation-date>
    <dc:date>2025-10-31T12:19:00Z</dc:date>
    <meta:template xlink:href="Normal.dotm" xlink:type="simple"/>
    <meta:editing-cycles>19</meta:editing-cycles>
    <meta:editing-duration>PT8820S</meta:editing-duration>
    <meta:document-statistic meta:page-count="16" meta:paragraph-count="44" meta:word-count="3395" meta:character-count="22026" meta:row-count="155" meta:non-whitespace-character-count="18675"/>
  </office:meta>
</office:document-meta>
</file>